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354in"/>
    </style:style>
    <style:style style:name="co2" style:family="table-column">
      <style:table-column-properties fo:break-before="auto" style:column-width="3.333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style="italic" style:font-size-asian="8pt" style:font-style-asian="italic" style:font-size-complex="8pt" style:font-style-complex="italic"/>
    </style:style>
    <style:style style:name="ce17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in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8pt" fo:font-style="italic" style:font-size-asian="8pt" style:font-style-asian="italic" style:font-size-complex="8pt" style:font-style-complex="italic"/>
    </style:style>
    <style:style style:name="ce36" style:family="table-cell" style:parent-style-name="Default">
      <style:table-cell-properties fo:border-bottom="none" fo:border-left="0.06pt solid #000000" fo:border-right="none" fo:border-top="none"/>
    </style:style>
    <style:style style:name="ce37" style:family="table-cell" style:parent-style-name="Default">
      <style:table-cell-properties fo:border-bottom="none" fo:border-left="0.06pt solid #000000" fo:border-right="none" fo:border-top="none"/>
      <style:text-properties fo:font-size="8pt" fo:font-style="italic" style:font-size-asian="8pt" style:font-style-asian="italic" style:font-size-complex="8pt" style:font-style-complex="italic"/>
    </style:style>
    <style:style style:name="ce2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1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.8409in" svg:height="6.076in" svg:x="0in" svg:y="11.9114in">
            <draw:object draw:notify-on-update-of-ranges="Sheet1.C3:Sheet1.E3 Sheet1.A4:Sheet1.B4 Sheet1.C4:Sheet1.E4 Sheet1.A5:Sheet1.B5 Sheet1.C5:Sheet1.E5 Sheet1.A6:Sheet1.B6 Sheet1.C6:Sheet1.E6 Sheet1.A7:Sheet1.B7 Sheet1.C7:Sheet1.E7 Sheet1.A8:Sheet1.B8 Sheet1.C8:Sheet1.E8 Sheet1.A9:Sheet1.B9 Sheet1.C9:Sheet1.E9 Sheet1.A10:Sheet1.B10 Sheet1.C10:Sheet1.E10 Sheet1.A11:Sheet1.B11 Sheet1.C11:Sheet1.E11 Sheet1.A12:Sheet1.B12 Sheet1.C12:Sheet1.E12 Sheet1.A13:Sheet1.B13 Sheet1.C13:Sheet1.E13 Sheet1.A14:Sheet1.B14 Sheet1.C14:Sheet1.E14 Sheet1.A15:Sheet1.B15 Sheet1.C15:Sheet1.E15 Sheet1.A16:Sheet1.B16 Sheet1.C16:Sheet1.E16 Sheet1.A17:Sheet1.B17 Sheet1.C17:Sheet1.E17 Sheet1.A18:Sheet1.B18 Sheet1.C18:Sheet1.E18 Sheet1.A19:Sheet1.B19 Sheet1.C19:Sheet1.E19 Sheet1.A20:Sheet1.B20 Sheet1.C20:Sheet1.E20 Sheet1.A21:Sheet1.B21 Sheet1.C21:Sheet1.E21 Sheet1.A22:Sheet1.B22 Sheet1.C22:Sheet1.E22 Sheet1.A23:Sheet1.B23 Sheet1.C23:Sheet1.E23 Sheet1.A24:Sheet1.B24 Sheet1.C24:Sheet1.E24 Sheet1.A25:Sheet1.B25 Sheet1.C25:Sheet1.E25 Sheet1.A26:Sheet1.B26 Sheet1.C26:Sheet1.E26 Sheet1.A27:Sheet1.B27 Sheet1.C27:Sheet1.E27 Sheet1.A28:Sheet1.B28 Sheet1.C28:Sheet1.E28 Sheet1.A29:Sheet1.B29 Sheet1.C29:Sheet1.E29 Sheet1.A30:Sheet1.B30 Sheet1.C30:Sheet1.E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9417in" svg:height="5.7106in" svg:x="0in" svg:y="5.95in">
            <draw:object draw:notify-on-update-of-ranges="Sheet1.C3:Sheet1.C3 Sheet1.A4:Sheet1.B4 Sheet1.C4:Sheet1.C4 Sheet1.A5:Sheet1.B5 Sheet1.C5:Sheet1.C5 Sheet1.A6:Sheet1.B6 Sheet1.C6:Sheet1.C6 Sheet1.A7:Sheet1.B7 Sheet1.C7:Sheet1.C7 Sheet1.A8:Sheet1.B8 Sheet1.C8:Sheet1.C8 Sheet1.A9:Sheet1.B9 Sheet1.C9:Sheet1.C9 Sheet1.A10:Sheet1.B10 Sheet1.C10:Sheet1.C10 Sheet1.A11:Sheet1.B11 Sheet1.C11:Sheet1.C11 Sheet1.A12:Sheet1.B12 Sheet1.C12:Sheet1.C12 Sheet1.A13:Sheet1.B13 Sheet1.C13:Sheet1.C13 Sheet1.A14:Sheet1.B14 Sheet1.C14:Sheet1.C14 Sheet1.A15:Sheet1.B15 Sheet1.C15:Sheet1.C15 Sheet1.A16:Sheet1.B16 Sheet1.C16:Sheet1.C16 Sheet1.A17:Sheet1.B17 Sheet1.C17:Sheet1.C17 Sheet1.A18:Sheet1.B18 Sheet1.C18:Sheet1.C18 Sheet1.A19:Sheet1.B19 Sheet1.C19:Sheet1.C19 Sheet1.A20:Sheet1.B20 Sheet1.C20:Sheet1.C20 Sheet1.A21:Sheet1.B21 Sheet1.C21:Sheet1.C21 Sheet1.A22:Sheet1.B22 Sheet1.C22:Sheet1.C22 Sheet1.A23:Sheet1.B23 Sheet1.C23:Sheet1.C23 Sheet1.A24:Sheet1.B24 Sheet1.C24:Sheet1.C24 Sheet1.A25:Sheet1.B25 Sheet1.C25:Sheet1.C25 Sheet1.A26:Sheet1.B26 Sheet1.C26:Sheet1.C26 Sheet1.A27:Sheet1.B27 Sheet1.C27:Sheet1.C27 Sheet1.A28:Sheet1.B28 Sheet1.C28:Sheet1.C28 Sheet1.A29:Sheet1.B29 Sheet1.C29:Sheet1.C29 Sheet1.A30:Sheet1.B30 Sheet1.C30:Sheet1.C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1.528in" svg:height="6.4843in" svg:x="12.0429in" svg:y="5.189in">
            <draw:object draw:notify-on-update-of-ranges="Sheet1.A3:Sheet1.B3 Sheet1.E3:Sheet1.E3 Sheet1.A4:Sheet1.B4 Sheet1.E4:Sheet1.E4 Sheet1.A5:Sheet1.B5 Sheet1.E5:Sheet1.E5 Sheet1.A6:Sheet1.B6 Sheet1.E6:Sheet1.E6 Sheet1.A7:Sheet1.B7 Sheet1.E7:Sheet1.E7 Sheet1.A8:Sheet1.B8 Sheet1.E8:Sheet1.E8 Sheet1.A9:Sheet1.B9 Sheet1.E9:Sheet1.E9 Sheet1.A10:Sheet1.B10 Sheet1.E10:Sheet1.E10 Sheet1.A11:Sheet1.B11 Sheet1.E11:Sheet1.E11 Sheet1.A12:Sheet1.B12 Sheet1.E12:Sheet1.E12 Sheet1.A13:Sheet1.B13 Sheet1.E13:Sheet1.E13 Sheet1.A14:Sheet1.B14 Sheet1.E14:Sheet1.E14 Sheet1.A15:Sheet1.B15 Sheet1.E15:Sheet1.E15 Sheet1.A16:Sheet1.B16 Sheet1.E16:Sheet1.E16 Sheet1.A17:Sheet1.B17 Sheet1.E17:Sheet1.E17 Sheet1.A18:Sheet1.B18 Sheet1.E18:Sheet1.E18 Sheet1.A19:Sheet1.B19 Sheet1.E19:Sheet1.E19 Sheet1.A20:Sheet1.B20 Sheet1.E20:Sheet1.E20 Sheet1.A21:Sheet1.B21 Sheet1.E21:Sheet1.E21 Sheet1.A22:Sheet1.B22 Sheet1.E22:Sheet1.E22 Sheet1.A23:Sheet1.B23 Sheet1.E23:Sheet1.E23 Sheet1.A24:Sheet1.B24 Sheet1.E24:Sheet1.E24 Sheet1.A25:Sheet1.B25 Sheet1.E25:Sheet1.E25 Sheet1.A26:Sheet1.B26 Sheet1.E26:Sheet1.E26 Sheet1.A27:Sheet1.B27 Sheet1.E27:Sheet1.E27 Sheet1.A28:Sheet1.B28 Sheet1.E28:Sheet1.E28 Sheet1.A29:Sheet1.B29 Sheet1.E29:Sheet1.E29 Sheet1.A30:Sheet1.B30 Sheet1.E30:Sheet1.E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ce11"/>
        <table:table-column table:style-name="co3" table:number-columns-repeated="6" table:default-cell-style-name="ce9"/>
        <table:table-row table:style-name="ro1">
          <table:table-cell table:number-columns-repeated="2"/>
          <table:table-cell table:style-name="ce25" office:value-type="string" calcext:value-type="string">
            <text:p>Recall Result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with unjudged</text:p>
          </table:table-cell>
          <table:table-cell/>
          <table:table-cell table:style-name="ce16"/>
          <table:table-cell table:style-name="ce16" office:value-type="string" calcext:value-type="string">
            <text:p>without unjudged</text:p>
          </table:table-cell>
          <table:table-cell table:style-name="ce16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Run</text:p>
          </table:table-cell>
          <table:table-cell table:style-name="ce26" office:value-type="string" calcext:value-type="string">
            <text:p>Recall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F1-Score</text:p>
          </table:table-cell>
          <table:table-cell table:style-name="ce17" office:value-type="string" calcext:value-type="string">
            <text:p>Recall</text:p>
          </table:table-cell>
          <table:table-cell table:style-name="ce20" office:value-type="string" calcext:value-type="string">
            <text:p>Precision</text:p>
          </table:table-cell>
          <table:table-cell table:style-name="ce20" office:value-type="string" calcext:value-type="string">
            <text:p>F1-Score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aseline</text:p>
          </table:table-cell>
          <table:table-cell table:style-name="ce28" office:value-type="float" office:value="0.690534" calcext:value-type="float">
            <text:p>0.690534</text:p>
          </table:table-cell>
          <table:table-cell office:value-type="float" office:value="0.132807" calcext:value-type="float">
            <text:p>0.132807</text:p>
          </table:table-cell>
          <table:table-cell office:value-type="float" office:value="0.210025" calcext:value-type="float">
            <text:p>0.210025</text:p>
          </table:table-cell>
          <table:table-cell table:style-name="ce35" office:value-type="float" office:value="0.690534" calcext:value-type="float">
            <text:p>0.690534</text:p>
          </table:table-cell>
          <table:table-cell table:style-name="ce16" office:value-type="float" office:value="0.612516" calcext:value-type="float">
            <text:p>0.612516</text:p>
          </table:table-cell>
          <table:table-cell table:style-name="ce16" office:value-type="float" office:value="0.610729" calcext:value-type="float">
            <text:p>0.61072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aseline_500_docs</text:p>
          </table:table-cell>
          <table:table-cell table:style-name="ce28" office:value-type="float" office:value="0.812103" calcext:value-type="float">
            <text:p>0.812103</text:p>
          </table:table-cell>
          <table:table-cell office:value-type="float" office:value="0.031758" calcext:value-type="float">
            <text:p>0.031758</text:p>
          </table:table-cell>
          <table:table-cell office:value-type="float" office:value="0.060018" calcext:value-type="float">
            <text:p>0.060018</text:p>
          </table:table-cell>
          <table:table-cell table:style-name="ce36"/>
          <table:table-cell table:style-name="Default"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baseline_800_docs</text:p>
          </table:table-cell>
          <table:table-cell office:value-type="float" office:value="0.860938" calcext:value-type="float">
            <text:p>0.860938</text:p>
          </table:table-cell>
          <table:table-cell office:value-type="float" office:value="0.023706" calcext:value-type="float">
            <text:p>0.023706</text:p>
          </table:table-cell>
          <table:table-cell office:value-type="float" office:value="0.044949" calcext:value-type="float">
            <text:p>0.044949</text:p>
          </table:table-cell>
          <table:table-cell table:style-name="ce37"/>
          <table:table-cell table:style-name="ce21"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n_mass_pre_trained</text:p>
          </table:table-cell>
          <table:table-cell table:style-name="ce28" office:value-type="float" office:value="0.754098" calcext:value-type="float">
            <text:p>0.754098</text:p>
          </table:table-cell>
          <table:table-cell office:value-type="float" office:value="0.060744" calcext:value-type="float">
            <text:p>0.060744</text:p>
          </table:table-cell>
          <table:table-cell office:value-type="float" office:value="0.104467" calcext:value-type="float">
            <text:p>0.104467</text:p>
          </table:table-cell>
          <table:table-cell table:style-name="ce37"/>
          <table:table-cell table:style-name="ce21"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n_mass_self_trained</text:p>
          </table:table-cell>
          <table:table-cell table:style-name="ce28" office:value-type="float" office:value="0.738283" calcext:value-type="float">
            <text:p>0.738283</text:p>
          </table:table-cell>
          <table:table-cell office:value-type="float" office:value="0.045371" calcext:value-type="float">
            <text:p>0.045371</text:p>
          </table:table-cell>
          <table:table-cell office:value-type="float" office:value="0.081385" calcext:value-type="float">
            <text:p>0.081385</text:p>
          </table:table-cell>
          <table:table-cell table:style-name="ce35" office:value-type="float" office:value="0.749771" calcext:value-type="float">
            <text:p>0.749771</text:p>
          </table:table-cell>
          <table:table-cell table:style-name="ce16" office:value-type="float" office:value="0.611211" calcext:value-type="float">
            <text:p>0.611211</text:p>
          </table:table-cell>
          <table:table-cell table:style-name="ce16" office:value-type="float" office:value="0.63715" calcext:value-type="float">
            <text:p>0.6371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ilbo_baggins_pre_trained</text:p>
          </table:table-cell>
          <table:table-cell table:style-name="ce28" office:value-type="float" office:value="0.749771" calcext:value-type="float">
            <text:p>0.749771</text:p>
          </table:table-cell>
          <table:table-cell office:value-type="float" office:value="0.046038" calcext:value-type="float">
            <text:p>0.046038</text:p>
          </table:table-cell>
          <table:table-cell office:value-type="float" office:value="0.084275" calcext:value-type="float">
            <text:p>0.084275</text:p>
          </table:table-cell>
          <table:table-cell table:style-name="ce35" office:value-type="float" office:value="0.747861" calcext:value-type="float">
            <text:p>0.747861</text:p>
          </table:table-cell>
          <table:table-cell table:style-name="ce16" office:value-type="float" office:value="0.610293" calcext:value-type="float">
            <text:p>0.610293</text:p>
          </table:table-cell>
          <table:table-cell table:style-name="ce16" office:value-type="float" office:value="0.635542" calcext:value-type="float">
            <text:p>0.63554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ilbo_baggins_pre_trained_add_words</text:p>
          </table:table-cell>
          <table:table-cell table:style-name="ce28" office:value-type="float" office:value="0.747861" calcext:value-type="float">
            <text:p>0.747861</text:p>
          </table:table-cell>
          <table:table-cell office:value-type="float" office:value="0.046084" calcext:value-type="float">
            <text:p>0.046084</text:p>
          </table:table-cell>
          <table:table-cell office:value-type="float" office:value="0.084327" calcext:value-type="float">
            <text:p>0.084327</text:p>
          </table:table-cell>
          <table:table-cell table:style-name="ce35" office:value-type="float" office:value="0.748409" calcext:value-type="float">
            <text:p>0.748409</text:p>
          </table:table-cell>
          <table:table-cell table:style-name="ce16" office:value-type="float" office:value="0.611169" calcext:value-type="float">
            <text:p>0.611169</text:p>
          </table:table-cell>
          <table:table-cell table:style-name="ce16" office:value-type="float" office:value="0.637028" calcext:value-type="float">
            <text:p>0.63702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bilbo_baggins_self_trained</text:p>
          </table:table-cell>
          <table:table-cell table:style-name="ce28" office:value-type="float" office:value="0.748409" calcext:value-type="float">
            <text:p>0.748409</text:p>
          </table:table-cell>
          <table:table-cell office:value-type="float" office:value="0.045994" calcext:value-type="float">
            <text:p>0.045994</text:p>
          </table:table-cell>
          <table:table-cell office:value-type="float" office:value="0.084174" calcext:value-type="float">
            <text:p>0.084174</text:p>
          </table:table-cell>
          <table:table-cell table:style-name="ce35" office:value-type="float" office:value="0.749318" calcext:value-type="float">
            <text:p>0.749318</text:p>
          </table:table-cell>
          <table:table-cell table:style-name="ce16" office:value-type="float" office:value="0.610961" calcext:value-type="float">
            <text:p>0.610961</text:p>
          </table:table-cell>
          <table:table-cell table:style-name="ce16" office:value-type="float" office:value="0.637184" calcext:value-type="float">
            <text:p>0.63718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ilbo_baggins_self_trained_200v</text:p>
          </table:table-cell>
          <table:table-cell table:style-name="ce28" office:value-type="float" office:value="0.749318" calcext:value-type="float">
            <text:p>0.749318</text:p>
          </table:table-cell>
          <table:table-cell office:value-type="float" office:value="0.04607" calcext:value-type="float">
            <text:p>0.04607</text:p>
          </table:table-cell>
          <table:table-cell office:value-type="float" office:value="0.084313" calcext:value-type="float">
            <text:p>0.084313</text:p>
          </table:table-cell>
          <table:table-cell table:style-name="ce35" office:value-type="float" office:value="0.715474" calcext:value-type="float">
            <text:p>0.715474</text:p>
          </table:table-cell>
          <table:table-cell table:style-name="ce16" office:value-type="float" office:value="0.587019" calcext:value-type="float">
            <text:p>0.587019</text:p>
          </table:table-cell>
          <table:table-cell table:style-name="ce16" office:value-type="float" office:value="0.611424" calcext:value-type="float">
            <text:p>0.61142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asked_pre_trained</text:p>
          </table:table-cell>
          <table:table-cell table:style-name="ce28" office:value-type="float" office:value="0.715474" calcext:value-type="float">
            <text:p>0.715474</text:p>
          </table:table-cell>
          <table:table-cell office:value-type="float" office:value="0.06086" calcext:value-type="float">
            <text:p>0.06086</text:p>
          </table:table-cell>
          <table:table-cell office:value-type="float" office:value="0.106577" calcext:value-type="float">
            <text:p>0.106577</text:p>
          </table:table-cell>
          <table:table-cell table:style-name="ce35" office:value-type="float" office:value="0.715474" calcext:value-type="float">
            <text:p>0.715474</text:p>
          </table:table-cell>
          <table:table-cell table:style-name="ce16" office:value-type="float" office:value="0.587019" calcext:value-type="float">
            <text:p>0.587019</text:p>
          </table:table-cell>
          <table:table-cell table:style-name="ce16" office:value-type="float" office:value="0.611424" calcext:value-type="float">
            <text:p>0.61142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asked_self_trained</text:p>
          </table:table-cell>
          <table:table-cell table:style-name="ce28" office:value-type="float" office:value="0.715474" calcext:value-type="float">
            <text:p>0.715474</text:p>
          </table:table-cell>
          <table:table-cell office:value-type="float" office:value="0.06086" calcext:value-type="float">
            <text:p>0.06086</text:p>
          </table:table-cell>
          <table:table-cell office:value-type="float" office:value="0.106577" calcext:value-type="float">
            <text:p>0.106577</text:p>
          </table:table-cell>
          <table:table-cell table:style-name="ce35" office:value-type="float" office:value="0.746236" calcext:value-type="float">
            <text:p>0.746236</text:p>
          </table:table-cell>
          <table:table-cell table:style-name="ce16" office:value-type="float" office:value="0.604264" calcext:value-type="float">
            <text:p>0.604264</text:p>
          </table:table-cell>
          <table:table-cell table:style-name="ce16" office:value-type="float" office:value="0.629932" calcext:value-type="float">
            <text:p>0.62993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nouns_only_pre_trained</text:p>
          </table:table-cell>
          <table:table-cell table:style-name="ce28" office:value-type="float" office:value="0.746236" calcext:value-type="float">
            <text:p>0.746236</text:p>
          </table:table-cell>
          <table:table-cell office:value-type="float" office:value="0.049864" calcext:value-type="float">
            <text:p>0.049864</text:p>
          </table:table-cell>
          <table:table-cell office:value-type="float" office:value="0.089118" calcext:value-type="float">
            <text:p>0.089118</text:p>
          </table:table-cell>
          <table:table-cell table:style-name="ce35" office:value-type="float" office:value="0.742706" calcext:value-type="float">
            <text:p>0.742706</text:p>
          </table:table-cell>
          <table:table-cell table:style-name="ce16" office:value-type="float" office:value="0.607872" calcext:value-type="float">
            <text:p>0.607872</text:p>
          </table:table-cell>
          <table:table-cell table:style-name="ce16" office:value-type="float" office:value="0.630691" calcext:value-type="float">
            <text:p>0.63069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nouns_only_pre_trained_add_words</text:p>
          </table:table-cell>
          <table:table-cell table:style-name="ce28" office:value-type="float" office:value="0.742706" calcext:value-type="float">
            <text:p>0.742706</text:p>
          </table:table-cell>
          <table:table-cell office:value-type="float" office:value="0.047208" calcext:value-type="float">
            <text:p>0.047208</text:p>
          </table:table-cell>
          <table:table-cell office:value-type="float" office:value="0.084337" calcext:value-type="float">
            <text:p>0.084337</text:p>
          </table:table-cell>
          <table:table-cell table:style-name="ce35" office:value-type="float" office:value="0.742524" calcext:value-type="float">
            <text:p>0.742524</text:p>
          </table:table-cell>
          <table:table-cell table:style-name="ce16" office:value-type="float" office:value="0.605211" calcext:value-type="float">
            <text:p>0.605211</text:p>
          </table:table-cell>
          <table:table-cell table:style-name="ce16" office:value-type="float" office:value="0.628091" calcext:value-type="float">
            <text:p>0.62809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nouns_only_self_trained</text:p>
          </table:table-cell>
          <table:table-cell table:style-name="ce28" office:value-type="float" office:value="0.742524" calcext:value-type="float">
            <text:p>0.742524</text:p>
          </table:table-cell>
          <table:table-cell office:value-type="float" office:value="0.045899" calcext:value-type="float">
            <text:p>0.045899</text:p>
          </table:table-cell>
          <table:table-cell office:value-type="float" office:value="0.082648" calcext:value-type="float">
            <text:p>0.082648</text:p>
          </table:table-cell>
          <table:table-cell table:style-name="ce35" office:value-type="float" office:value="0.725104" calcext:value-type="float">
            <text:p>0.725104</text:p>
          </table:table-cell>
          <table:table-cell table:style-name="ce16" office:value-type="float" office:value="0.599791" calcext:value-type="float">
            <text:p>0.599791</text:p>
          </table:table-cell>
          <table:table-cell table:style-name="ce16" office:value-type="float" office:value="0.621355" calcext:value-type="float">
            <text:p>0.62135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text_generation_pre_trained</text:p>
          </table:table-cell>
          <table:table-cell table:style-name="ce28" office:value-type="float" office:value="0.725104" calcext:value-type="float">
            <text:p>0.725104</text:p>
          </table:table-cell>
          <table:table-cell office:value-type="float" office:value="0.043978" calcext:value-type="float">
            <text:p>0.043978</text:p>
          </table:table-cell>
          <table:table-cell office:value-type="float" office:value="0.080783" calcext:value-type="float">
            <text:p>0.080783</text:p>
          </table:table-cell>
          <table:table-cell table:style-name="ce35" office:value-type="float" office:value="0.719326" calcext:value-type="float">
            <text:p>0.719326</text:p>
          </table:table-cell>
          <table:table-cell table:style-name="ce16" office:value-type="float" office:value="0.602967" calcext:value-type="float">
            <text:p>0.602967</text:p>
          </table:table-cell>
          <table:table-cell table:style-name="ce16" office:value-type="float" office:value="0.620089" calcext:value-type="float">
            <text:p>0.62008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ext_generation_self_trained</text:p>
          </table:table-cell>
          <table:table-cell table:style-name="ce28" office:value-type="float" office:value="0.719326" calcext:value-type="float">
            <text:p>0.719326</text:p>
          </table:table-cell>
          <table:table-cell office:value-type="float" office:value="0.045953" calcext:value-type="float">
            <text:p>0.045953</text:p>
          </table:table-cell>
          <table:table-cell office:value-type="float" office:value="0.0837" calcext:value-type="float">
            <text:p>0.0837</text:p>
          </table:table-cell>
          <table:table-cell table:style-name="ce35" office:value-type="float" office:value="0.713397" calcext:value-type="float">
            <text:p>0.713397</text:p>
          </table:table-cell>
          <table:table-cell table:style-name="ce16" office:value-type="float" office:value="0.602313" calcext:value-type="float">
            <text:p>0.602313</text:p>
          </table:table-cell>
          <table:table-cell table:style-name="ce16" office:value-type="float" office:value="0.617168" calcext:value-type="float">
            <text:p>0.61716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text_generation_self_trained_without_prefix</text:p>
          </table:table-cell>
          <table:table-cell table:style-name="ce28" office:value-type="float" office:value="0.713397" calcext:value-type="float">
            <text:p>0.713397</text:p>
          </table:table-cell>
          <table:table-cell office:value-type="float" office:value="0.048102" calcext:value-type="float">
            <text:p>0.048102</text:p>
          </table:table-cell>
          <table:table-cell office:value-type="float" office:value="0.087247" calcext:value-type="float">
            <text:p>0.087247</text:p>
          </table:table-cell>
          <table:table-cell table:style-name="ce35"/>
          <table:table-cell table:style-name="ce16"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ombined_all_pre_trained_50_docs</text:p>
          </table:table-cell>
          <table:table-cell table:style-name="ce28" office:value-type="float" office:value="0.766711" calcext:value-type="float">
            <text:p>0.766711</text:p>
          </table:table-cell>
          <table:table-cell office:value-type="float" office:value="0.026914" calcext:value-type="float">
            <text:p>0.026914</text:p>
          </table:table-cell>
          <table:table-cell office:value-type="float" office:value="0.050976" calcext:value-type="float">
            <text:p>0.050976</text:p>
          </table:table-cell>
          <table:table-cell table:style-name="ce28"/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combined_all_self_trained_20_docs</text:p>
          </table:table-cell>
          <table:table-cell table:style-name="ce28" office:value-type="float" office:value="0.355821798450858" calcext:value-type="float">
            <text:p>0.355821798450858</text:p>
          </table:table-cell>
          <table:table-cell office:value-type="float" office:value="0.0254160389134828" calcext:value-type="float">
            <text:p>0.025416038913483</text:p>
          </table:table-cell>
          <table:table-cell office:value-type="float" office:value="0.0456450849839719" calcext:value-type="float">
            <text:p>0.045645084983972</text:p>
          </table:table-cell>
          <table:table-cell table:style-name="ce28"/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ombined_enmass_bilbo_gpt</text:p>
          </table:table-cell>
          <table:table-cell table:style-name="ce28" office:value-type="float" office:value="0.810574462675699" calcext:value-type="float">
            <text:p>0.810574462675699</text:p>
          </table:table-cell>
          <table:table-cell office:value-type="float" office:value="0.0232902095619103" calcext:value-type="float">
            <text:p>0.02329020956191</text:p>
          </table:table-cell>
          <table:table-cell office:value-type="float" office:value="0.0444841884720951" calcext:value-type="float">
            <text:p>0.044484188472095</text:p>
          </table:table-cell>
          <table:table-cell table:style-name="ce28"/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ombined_enmass_bilbo_gpt_selftrained</text:p>
          </table:table-cell>
          <table:table-cell table:style-name="ce28" office:value-type="float" office:value="0.802329375045861" calcext:value-type="float">
            <text:p>0.802329375045861</text:p>
          </table:table-cell>
          <table:table-cell office:value-type="float" office:value="0.0201570933695489" calcext:value-type="float">
            <text:p>0.020157093369549</text:p>
          </table:table-cell>
          <table:table-cell office:value-type="float" office:value="0.0387975385720866" calcext:value-type="float">
            <text:p>0.038797538572087</text:p>
          </table:table-cell>
          <table:table-cell table:style-name="ce28"/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combined_masked_bilbo_gpt</text:p>
          </table:table-cell>
          <table:table-cell table:style-name="ce28" office:value-type="float" office:value="0.820313216600711" calcext:value-type="float">
            <text:p>0.820313216600711</text:p>
          </table:table-cell>
          <table:table-cell office:value-type="float" office:value="0.0206489707429106" calcext:value-type="float">
            <text:p>0.020648970742911</text:p>
          </table:table-cell>
          <table:table-cell office:value-type="float" office:value="0.0398267659248166" calcext:value-type="float">
            <text:p>0.039826765924817</text:p>
          </table:table-cell>
          <table:table-cell table:style-name="ce28"/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combined_masked_bilbo_gpt_selftrained</text:p>
          </table:table-cell>
          <table:table-cell table:style-name="ce28" office:value-type="float" office:value="0.784465027797604" calcext:value-type="float">
            <text:p>0.784465027797604</text:p>
          </table:table-cell>
          <table:table-cell office:value-type="float" office:value="0.0209094245611386" calcext:value-type="float">
            <text:p>0.020909424561139</text:p>
          </table:table-cell>
          <table:table-cell office:value-type="float" office:value="0.0402676957887643" calcext:value-type="float">
            <text:p>0.040267695788764</text:p>
          </table:table-cell>
          <table:table-cell table:style-name="ce28"/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combined_all_100_docs</text:p>
          </table:table-cell>
          <table:table-cell table:style-name="ce28" office:value-type="float" office:value="0.845194824576855" calcext:value-type="float">
            <text:p>0.845194824576855</text:p>
          </table:table-cell>
          <table:table-cell office:value-type="float" office:value="0.0166634134340997" calcext:value-type="float">
            <text:p>0.0166634134341</text:p>
          </table:table-cell>
          <table:table-cell office:value-type="float" office:value="0.0322997211003755" calcext:value-type="float">
            <text:p>0.032299721100376</text:p>
          </table:table-cell>
          <table:table-cell table:style-name="ce28"/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combined_enmass_onlynouns_gpt</text:p>
          </table:table-cell>
          <table:table-cell table:style-name="ce28" office:value-type="float" office:value="0.800876848617345" calcext:value-type="float">
            <text:p>0.800876848617345</text:p>
          </table:table-cell>
          <table:table-cell office:value-type="float" office:value="0.024550757322703" calcext:value-type="float">
            <text:p>0.024550757322703</text:p>
          </table:table-cell>
          <table:table-cell office:value-type="float" office:value="0.0466595355692236" calcext:value-type="float">
            <text:p>0.046659535569224</text:p>
          </table:table-cell>
          <table:table-cell table:style-name="ce28"/>
          <table:table-cell table:number-columns-repeated="2"/>
        </table:table-row>
        <table:table-row table:style-name="ro2">
          <table:table-cell table:style-name="ce5" office:value-type="float" office:value="25" calcext:value-type="float">
            <text:p>25</text:p>
          </table:table-cell>
          <table:table-cell table:style-name="ce8" office:value-type="string" calcext:value-type="string">
            <text:p>combined_enmass_bilbo_masked</text:p>
          </table:table-cell>
          <table:table-cell table:style-name="ce30" office:value-type="float" office:value="0.840056169114671" calcext:value-type="float">
            <text:p>0.840056169114671</text:p>
          </table:table-cell>
          <table:table-cell table:style-name="ce5" office:value-type="float" office:value="0.0241452947082906" calcext:value-type="float">
            <text:p>0.024145294708291</text:p>
          </table:table-cell>
          <table:table-cell table:style-name="ce5" office:value-type="float" office:value="0.0459872447811659" calcext:value-type="float">
            <text:p>0.045987244781166</text:p>
          </table:table-cell>
          <table:table-cell table:style-name="ce28"/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combined_enmass_bilbo</text:p>
          </table:table-cell>
          <table:table-cell table:style-name="ce28" office:value-type="float" office:value="0.789314" calcext:value-type="float">
            <text:p>0.789314</text:p>
          </table:table-cell>
          <table:table-cell office:value-type="float" office:value="0.027751" calcext:value-type="float">
            <text:p>0.027751</text:p>
          </table:table-cell>
          <table:table-cell office:value-type="float" office:value="0.053134" calcext:value-type="float">
            <text:p>0.053134</text:p>
          </table:table-cell>
          <table:table-cell table:number-columns-repeated="3"/>
        </table:table-row>
        <table:table-row table:style-name="ro2" table:number-rows-repeated="1048545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/00/0000</text:date>, <text:time style:data-style-name="N2" text:time-value="11:59:20.7017142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2T11:25:51.795669293</meta:creation-date>
    <dc:date>2021-02-28T12:00:17.436533396</dc:date>
    <meta:editing-duration>PT2H46M27S</meta:editing-duration>
    <meta:editing-cycles>64</meta:editing-cycles>
    <meta:generator>LibreOffice/6.4.6.2$Linux_X86_64 LibreOffice_project/40$Build-2</meta:generator>
    <meta:document-statistic meta:table-count="1" meta:cell-count="185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0.077cm" svg:height="15.434cm" xlink:href=".." xlink:type="simple" chart:class="chart:bar" chart:style-name="ch1">
        <chart:legend chart:legend-position="end" svg:x="22.231cm" svg:y="0.944cm" style:legend-expansion="high" chart:style-name="ch2"/>
        <chart:plot-area chart:style-name="ch3" table:cell-range-address="Sheet1.C3:Sheet1.E30 Sheet1.A4:Sheet1.B30" chart:data-source-has-labels="both" svg:x="0.601cm" svg:y="0.308cm" svg:width="21.029cm" svg:height="14.818cm">
          <chartooo:coordinate-region svg:x="1.328cm" svg:y="0.507cm" svg:width="20.302cm" svg:height="13.972cm"/>
          <chart:axis chart:dimension="x" chart:name="primary-x" chart:style-name="ch4" chartooo:axis-type="auto">
            <chartooo:date-scale/>
            <chart:categories table:cell-range-address="Sheet1.C3:Sheet1.E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E4" chart:label-cell-address="Sheet1.A4:Sheet1.B4" chart:class="chart:bar">
            <chart:data-point chart:repeated="3"/>
          </chart:series>
          <chart:series chart:style-name="ch8" chart:values-cell-range-address="Sheet1.C5:Sheet1.E5" chart:label-cell-address="Sheet1.A5:Sheet1.B5" chart:class="chart:bar">
            <chart:data-point chart:repeated="3"/>
          </chart:series>
          <chart:series chart:style-name="ch9" chart:values-cell-range-address="Sheet1.C6:Sheet1.E6" chart:label-cell-address="Sheet1.A6:Sheet1.B6" chart:class="chart:bar">
            <chart:data-point chart:repeated="3"/>
          </chart:series>
          <chart:series chart:style-name="ch10" chart:values-cell-range-address="Sheet1.C7:Sheet1.E7" chart:label-cell-address="Sheet1.A7:Sheet1.B7" chart:class="chart:bar">
            <chart:data-point chart:repeated="3"/>
          </chart:series>
          <chart:series chart:style-name="ch11" chart:values-cell-range-address="Sheet1.C8:Sheet1.E8" chart:label-cell-address="Sheet1.A8:Sheet1.B8" chart:class="chart:bar">
            <chart:data-point chart:repeated="3"/>
          </chart:series>
          <chart:series chart:style-name="ch12" chart:values-cell-range-address="Sheet1.C9:Sheet1.E9" chart:label-cell-address="Sheet1.A9:Sheet1.B9" chart:class="chart:bar">
            <chart:data-point chart:repeated="3"/>
          </chart:series>
          <chart:series chart:style-name="ch13" chart:values-cell-range-address="Sheet1.C10:Sheet1.E10" chart:label-cell-address="Sheet1.A10:Sheet1.B10" chart:class="chart:bar">
            <chart:data-point chart:repeated="3"/>
          </chart:series>
          <chart:series chart:style-name="ch14" chart:values-cell-range-address="Sheet1.C11:Sheet1.E11" chart:label-cell-address="Sheet1.A11:Sheet1.B11" chart:class="chart:bar">
            <chart:data-point chart:repeated="3"/>
          </chart:series>
          <chart:series chart:style-name="ch15" chart:values-cell-range-address="Sheet1.C12:Sheet1.E12" chart:label-cell-address="Sheet1.A12:Sheet1.B12" chart:class="chart:bar">
            <chart:data-point chart:repeated="3"/>
          </chart:series>
          <chart:series chart:style-name="ch16" chart:values-cell-range-address="Sheet1.C13:Sheet1.E13" chart:label-cell-address="Sheet1.A13:Sheet1.B13" chart:class="chart:bar">
            <chart:data-point chart:repeated="3"/>
          </chart:series>
          <chart:series chart:style-name="ch17" chart:values-cell-range-address="Sheet1.C14:Sheet1.E14" chart:label-cell-address="Sheet1.A14:Sheet1.B14" chart:class="chart:bar">
            <chart:data-point chart:repeated="3"/>
          </chart:series>
          <chart:series chart:style-name="ch18" chart:values-cell-range-address="Sheet1.C15:Sheet1.E15" chart:label-cell-address="Sheet1.A15:Sheet1.B15" chart:class="chart:bar">
            <chart:data-point chart:repeated="3"/>
          </chart:series>
          <chart:series chart:style-name="ch7" chart:values-cell-range-address="Sheet1.C16:Sheet1.E16" chart:label-cell-address="Sheet1.A16:Sheet1.B16" chart:class="chart:bar">
            <chart:data-point chart:repeated="3"/>
          </chart:series>
          <chart:series chart:style-name="ch8" chart:values-cell-range-address="Sheet1.C17:Sheet1.E17" chart:label-cell-address="Sheet1.A17:Sheet1.B17" chart:class="chart:bar">
            <chart:data-point chart:repeated="3"/>
          </chart:series>
          <chart:series chart:style-name="ch9" chart:values-cell-range-address="Sheet1.C18:Sheet1.E18" chart:label-cell-address="Sheet1.A18:Sheet1.B18" chart:class="chart:bar">
            <chart:data-point chart:repeated="3"/>
          </chart:series>
          <chart:series chart:style-name="ch10" chart:values-cell-range-address="Sheet1.C19:Sheet1.E19" chart:label-cell-address="Sheet1.A19:Sheet1.B19" chart:class="chart:bar">
            <chart:data-point chart:repeated="3"/>
          </chart:series>
          <chart:series chart:style-name="ch11" chart:values-cell-range-address="Sheet1.C20:Sheet1.E20" chart:label-cell-address="Sheet1.A20:Sheet1.B20" chart:class="chart:bar">
            <chart:data-point chart:repeated="3"/>
          </chart:series>
          <chart:series chart:style-name="ch12" chart:values-cell-range-address="Sheet1.C21:Sheet1.E21" chart:label-cell-address="Sheet1.A21:Sheet1.B21" chart:class="chart:bar">
            <chart:data-point chart:repeated="3"/>
          </chart:series>
          <chart:series chart:style-name="ch13" chart:values-cell-range-address="Sheet1.C22:Sheet1.E22" chart:label-cell-address="Sheet1.A22:Sheet1.B22" chart:class="chart:bar">
            <chart:data-point chart:repeated="3"/>
          </chart:series>
          <chart:series chart:style-name="ch14" chart:values-cell-range-address="Sheet1.C23:Sheet1.E23" chart:label-cell-address="Sheet1.A23:Sheet1.B23" chart:class="chart:bar">
            <chart:data-point chart:repeated="3"/>
          </chart:series>
          <chart:series chart:style-name="ch15" chart:values-cell-range-address="Sheet1.C24:Sheet1.E24" chart:label-cell-address="Sheet1.A24:Sheet1.B24" chart:class="chart:bar">
            <chart:data-point chart:repeated="3"/>
          </chart:series>
          <chart:series chart:style-name="ch16" chart:values-cell-range-address="Sheet1.C25:Sheet1.E25" chart:label-cell-address="Sheet1.A25:Sheet1.B25" chart:class="chart:bar">
            <chart:data-point chart:repeated="3"/>
          </chart:series>
          <chart:series chart:style-name="ch17" chart:values-cell-range-address="Sheet1.C26:Sheet1.E26" chart:label-cell-address="Sheet1.A26:Sheet1.B26" chart:class="chart:bar">
            <chart:data-point chart:repeated="3"/>
          </chart:series>
          <chart:series chart:style-name="ch18" chart:values-cell-range-address="Sheet1.C27:Sheet1.E27" chart:label-cell-address="Sheet1.A27:Sheet1.B27" chart:class="chart:bar">
            <chart:data-point chart:repeated="3"/>
          </chart:series>
          <chart:series chart:style-name="ch7" chart:values-cell-range-address="Sheet1.C28:Sheet1.E28" chart:label-cell-address="Sheet1.A28:Sheet1.B28" chart:class="chart:bar">
            <chart:data-point chart:repeated="3"/>
          </chart:series>
          <chart:series chart:style-name="ch8" chart:values-cell-range-address="Sheet1.C29:Sheet1.E29" chart:label-cell-address="Sheet1.A29:Sheet1.B29" chart:class="chart:bar">
            <chart:data-point chart:repeated="3"/>
          </chart:series>
          <chart:series chart:style-name="ch9" chart:values-cell-range-address="Sheet1.C30:Sheet1.E30" chart:label-cell-address="Sheet1.A30:Sheet1.B30" chart:class="chart:ba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all</text:p>
                <draw:g>
                  <svg:desc>Sheet1.C3:Sheet1.E3</svg:desc>
                </draw:g>
              </table:table-cell>
              <table:table-cell office:value-type="string">
                <text:p>Precision</text:p>
              </table:table-cell>
              <table:table-cell office:value-type="string">
                <text:p>F1-Score</text:p>
              </table:table-cell>
            </table:table-row>
          </table:table-header-rows>
          <table:table-rows>
            <table:table-row>
              <table:table-cell office:value-type="string">
                <text:p>0 baseline</text:p>
                <text:list>
                  <text:list-item>
                    <text:p>0</text:p>
                  </text:list-item>
                  <text:list-item>
                    <text:p>baseline</text:p>
                  </text:list-item>
                </text:list>
                <draw:g>
                  <svg:desc>Sheet1.A4:Sheet1.B4</svg:desc>
                </draw:g>
              </table:table-cell>
              <table:table-cell office:value-type="float" office:value="0.690534">
                <text:p>0.690534</text:p>
                <draw:g>
                  <svg:desc>Sheet1.C4:Sheet1.E4</svg:desc>
                </draw:g>
              </table:table-cell>
              <table:table-cell office:value-type="float" office:value="0.132807">
                <text:p>0.132807</text:p>
              </table:table-cell>
              <table:table-cell office:value-type="float" office:value="0.210025">
                <text:p>0.210025</text:p>
              </table:table-cell>
            </table:table-row>
            <table:table-row>
              <table:table-cell office:value-type="string">
                <text:p>1 baseline_500_docs</text:p>
                <text:list>
                  <text:list-item>
                    <text:p>1</text:p>
                  </text:list-item>
                  <text:list-item>
                    <text:p>baseline_500_docs</text:p>
                  </text:list-item>
                </text:list>
                <draw:g>
                  <svg:desc>Sheet1.A5:Sheet1.B5</svg:desc>
                </draw:g>
              </table:table-cell>
              <table:table-cell office:value-type="float" office:value="0.812103">
                <text:p>0.812103</text:p>
                <draw:g>
                  <svg:desc>Sheet1.C5:Sheet1.E5</svg:desc>
                </draw:g>
              </table:table-cell>
              <table:table-cell office:value-type="float" office:value="0.031758">
                <text:p>0.031758</text:p>
              </table:table-cell>
              <table:table-cell office:value-type="float" office:value="0.060018">
                <text:p>0.060018</text:p>
              </table:table-cell>
            </table:table-row>
            <table:table-row>
              <table:table-cell office:value-type="string">
                <text:p>2 baseline_800_docs</text:p>
                <text:list>
                  <text:list-item>
                    <text:p>2</text:p>
                  </text:list-item>
                  <text:list-item>
                    <text:p>baseline_800_docs</text:p>
                  </text:list-item>
                </text:list>
                <draw:g>
                  <svg:desc>Sheet1.A6:Sheet1.B6</svg:desc>
                </draw:g>
              </table:table-cell>
              <table:table-cell office:value-type="float" office:value="0.860938">
                <text:p>0.860938</text:p>
                <draw:g>
                  <svg:desc>Sheet1.C6:Sheet1.E6</svg:desc>
                </draw:g>
              </table:table-cell>
              <table:table-cell office:value-type="float" office:value="0.023706">
                <text:p>0.023706</text:p>
              </table:table-cell>
              <table:table-cell office:value-type="float" office:value="0.044949">
                <text:p>0.044949</text:p>
              </table:table-cell>
            </table:table-row>
            <table:table-row>
              <table:table-cell office:value-type="string">
                <text:p>3 en_mass_pre_trained</text:p>
                <text:list>
                  <text:list-item>
                    <text:p>3</text:p>
                  </text:list-item>
                  <text:list-item>
                    <text:p>en_mass_pre_trained</text:p>
                  </text:list-item>
                </text:list>
                <draw:g>
                  <svg:desc>Sheet1.A7:Sheet1.B7</svg:desc>
                </draw:g>
              </table:table-cell>
              <table:table-cell office:value-type="float" office:value="0.754098">
                <text:p>0.754098</text:p>
                <draw:g>
                  <svg:desc>Sheet1.C7:Sheet1.E7</svg:desc>
                </draw:g>
              </table:table-cell>
              <table:table-cell office:value-type="float" office:value="0.060744">
                <text:p>0.060744</text:p>
              </table:table-cell>
              <table:table-cell office:value-type="float" office:value="0.104467">
                <text:p>0.104467</text:p>
              </table:table-cell>
            </table:table-row>
            <table:table-row>
              <table:table-cell office:value-type="string">
                <text:p>4 en_mass_self_trained</text:p>
                <text:list>
                  <text:list-item>
                    <text:p>4</text:p>
                  </text:list-item>
                  <text:list-item>
                    <text:p>en_mass_self_trained</text:p>
                  </text:list-item>
                </text:list>
                <draw:g>
                  <svg:desc>Sheet1.A8:Sheet1.B8</svg:desc>
                </draw:g>
              </table:table-cell>
              <table:table-cell office:value-type="float" office:value="0.738283">
                <text:p>0.738283</text:p>
                <draw:g>
                  <svg:desc>Sheet1.C8:Sheet1.E8</svg:desc>
                </draw:g>
              </table:table-cell>
              <table:table-cell office:value-type="float" office:value="0.045371">
                <text:p>0.045371</text:p>
              </table:table-cell>
              <table:table-cell office:value-type="float" office:value="0.081385">
                <text:p>0.081385</text:p>
              </table:table-cell>
            </table:table-row>
            <table:table-row>
              <table:table-cell office:value-type="string">
                <text:p>5 bilbo_baggins_pre_trained</text:p>
                <text:list>
                  <text:list-item>
                    <text:p>5</text:p>
                  </text:list-item>
                  <text:list-item>
                    <text:p>bilbo_baggins_pre_trained</text:p>
                  </text:list-item>
                </text:list>
                <draw:g>
                  <svg:desc>Sheet1.A9:Sheet1.B9</svg:desc>
                </draw:g>
              </table:table-cell>
              <table:table-cell office:value-type="float" office:value="0.749771">
                <text:p>0.749771</text:p>
                <draw:g>
                  <svg:desc>Sheet1.C9:Sheet1.E9</svg:desc>
                </draw:g>
              </table:table-cell>
              <table:table-cell office:value-type="float" office:value="0.046038">
                <text:p>0.046038</text:p>
              </table:table-cell>
              <table:table-cell office:value-type="float" office:value="0.084275">
                <text:p>0.084275</text:p>
              </table:table-cell>
            </table:table-row>
            <table:table-row>
              <table:table-cell office:value-type="string">
                <text:p>6 bilbo_baggins_pre_trained_add_words</text:p>
                <text:list>
                  <text:list-item>
                    <text:p>6</text:p>
                  </text:list-item>
                  <text:list-item>
                    <text:p>bilbo_baggins_pre_trained_add_words</text:p>
                  </text:list-item>
                </text:list>
                <draw:g>
                  <svg:desc>Sheet1.A10:Sheet1.B10</svg:desc>
                </draw:g>
              </table:table-cell>
              <table:table-cell office:value-type="float" office:value="0.747861">
                <text:p>0.747861</text:p>
                <draw:g>
                  <svg:desc>Sheet1.C10:Sheet1.E10</svg:desc>
                </draw:g>
              </table:table-cell>
              <table:table-cell office:value-type="float" office:value="0.046084">
                <text:p>0.046084</text:p>
              </table:table-cell>
              <table:table-cell office:value-type="float" office:value="0.084327">
                <text:p>0.084327</text:p>
              </table:table-cell>
            </table:table-row>
            <table:table-row>
              <table:table-cell office:value-type="string">
                <text:p>7 bilbo_baggins_self_trained</text:p>
                <text:list>
                  <text:list-item>
                    <text:p>7</text:p>
                  </text:list-item>
                  <text:list-item>
                    <text:p>bilbo_baggins_self_trained</text:p>
                  </text:list-item>
                </text:list>
                <draw:g>
                  <svg:desc>Sheet1.A11:Sheet1.B11</svg:desc>
                </draw:g>
              </table:table-cell>
              <table:table-cell office:value-type="float" office:value="0.748409">
                <text:p>0.748409</text:p>
                <draw:g>
                  <svg:desc>Sheet1.C11:Sheet1.E11</svg:desc>
                </draw:g>
              </table:table-cell>
              <table:table-cell office:value-type="float" office:value="0.045994">
                <text:p>0.045994</text:p>
              </table:table-cell>
              <table:table-cell office:value-type="float" office:value="0.084174">
                <text:p>0.084174</text:p>
              </table:table-cell>
            </table:table-row>
            <table:table-row>
              <table:table-cell office:value-type="string">
                <text:p>8 bilbo_baggins_self_trained_200v</text:p>
                <text:list>
                  <text:list-item>
                    <text:p>8</text:p>
                  </text:list-item>
                  <text:list-item>
                    <text:p>bilbo_baggins_self_trained_200v</text:p>
                  </text:list-item>
                </text:list>
                <draw:g>
                  <svg:desc>Sheet1.A12:Sheet1.B12</svg:desc>
                </draw:g>
              </table:table-cell>
              <table:table-cell office:value-type="float" office:value="0.749318">
                <text:p>0.749318</text:p>
                <draw:g>
                  <svg:desc>Sheet1.C12:Sheet1.E12</svg:desc>
                </draw:g>
              </table:table-cell>
              <table:table-cell office:value-type="float" office:value="0.04607">
                <text:p>0.04607</text:p>
              </table:table-cell>
              <table:table-cell office:value-type="float" office:value="0.084313">
                <text:p>0.084313</text:p>
              </table:table-cell>
            </table:table-row>
            <table:table-row>
              <table:table-cell office:value-type="string">
                <text:p>9 masked_pre_trained</text:p>
                <text:list>
                  <text:list-item>
                    <text:p>9</text:p>
                  </text:list-item>
                  <text:list-item>
                    <text:p>masked_pre_trained</text:p>
                  </text:list-item>
                </text:list>
                <draw:g>
                  <svg:desc>Sheet1.A13:Sheet1.B13</svg:desc>
                </draw:g>
              </table:table-cell>
              <table:table-cell office:value-type="float" office:value="0.715474">
                <text:p>0.715474</text:p>
                <draw:g>
                  <svg:desc>Sheet1.C13:Sheet1.E13</svg:desc>
                </draw:g>
              </table:table-cell>
              <table:table-cell office:value-type="float" office:value="0.06086">
                <text:p>0.06086</text:p>
              </table:table-cell>
              <table:table-cell office:value-type="float" office:value="0.106577">
                <text:p>0.106577</text:p>
              </table:table-cell>
            </table:table-row>
            <table:table-row>
              <table:table-cell office:value-type="string">
                <text:p>10 masked_self_trained</text:p>
                <text:list>
                  <text:list-item>
                    <text:p>10</text:p>
                  </text:list-item>
                  <text:list-item>
                    <text:p>masked_self_trained</text:p>
                  </text:list-item>
                </text:list>
                <draw:g>
                  <svg:desc>Sheet1.A14:Sheet1.B14</svg:desc>
                </draw:g>
              </table:table-cell>
              <table:table-cell office:value-type="float" office:value="0.715474">
                <text:p>0.715474</text:p>
                <draw:g>
                  <svg:desc>Sheet1.C14:Sheet1.E14</svg:desc>
                </draw:g>
              </table:table-cell>
              <table:table-cell office:value-type="float" office:value="0.06086">
                <text:p>0.06086</text:p>
              </table:table-cell>
              <table:table-cell office:value-type="float" office:value="0.106577">
                <text:p>0.106577</text:p>
              </table:table-cell>
            </table:table-row>
            <table:table-row>
              <table:table-cell office:value-type="string">
                <text:p>11 nouns_only_pre_trained</text:p>
                <text:list>
                  <text:list-item>
                    <text:p>11</text:p>
                  </text:list-item>
                  <text:list-item>
                    <text:p>nouns_only_pre_trained</text:p>
                  </text:list-item>
                </text:list>
                <draw:g>
                  <svg:desc>Sheet1.A15:Sheet1.B15</svg:desc>
                </draw:g>
              </table:table-cell>
              <table:table-cell office:value-type="float" office:value="0.746236">
                <text:p>0.746236</text:p>
                <draw:g>
                  <svg:desc>Sheet1.C15:Sheet1.E15</svg:desc>
                </draw:g>
              </table:table-cell>
              <table:table-cell office:value-type="float" office:value="0.049864">
                <text:p>0.049864</text:p>
              </table:table-cell>
              <table:table-cell office:value-type="float" office:value="0.089118">
                <text:p>0.089118</text:p>
              </table:table-cell>
            </table:table-row>
            <table:table-row>
              <table:table-cell office:value-type="string">
                <text:p>12 nouns_only_pre_trained_add_words</text:p>
                <text:list>
                  <text:list-item>
                    <text:p>12</text:p>
                  </text:list-item>
                  <text:list-item>
                    <text:p>nouns_only_pre_trained_add_words</text:p>
                  </text:list-item>
                </text:list>
                <draw:g>
                  <svg:desc>Sheet1.A16:Sheet1.B16</svg:desc>
                </draw:g>
              </table:table-cell>
              <table:table-cell office:value-type="float" office:value="0.742706">
                <text:p>0.742706</text:p>
                <draw:g>
                  <svg:desc>Sheet1.C16:Sheet1.E16</svg:desc>
                </draw:g>
              </table:table-cell>
              <table:table-cell office:value-type="float" office:value="0.047208">
                <text:p>0.047208</text:p>
              </table:table-cell>
              <table:table-cell office:value-type="float" office:value="0.084337">
                <text:p>0.084337</text:p>
              </table:table-cell>
            </table:table-row>
            <table:table-row>
              <table:table-cell office:value-type="string">
                <text:p>13 nouns_only_self_trained</text:p>
                <text:list>
                  <text:list-item>
                    <text:p>13</text:p>
                  </text:list-item>
                  <text:list-item>
                    <text:p>nouns_only_self_trained</text:p>
                  </text:list-item>
                </text:list>
                <draw:g>
                  <svg:desc>Sheet1.A17:Sheet1.B17</svg:desc>
                </draw:g>
              </table:table-cell>
              <table:table-cell office:value-type="float" office:value="0.742524">
                <text:p>0.742524</text:p>
                <draw:g>
                  <svg:desc>Sheet1.C17:Sheet1.E17</svg:desc>
                </draw:g>
              </table:table-cell>
              <table:table-cell office:value-type="float" office:value="0.045899">
                <text:p>0.045899</text:p>
              </table:table-cell>
              <table:table-cell office:value-type="float" office:value="0.082648">
                <text:p>0.082648</text:p>
              </table:table-cell>
            </table:table-row>
            <table:table-row>
              <table:table-cell office:value-type="string">
                <text:p>14 text_generation_pre_trained</text:p>
                <text:list>
                  <text:list-item>
                    <text:p>14</text:p>
                  </text:list-item>
                  <text:list-item>
                    <text:p>text_generation_pre_trained</text:p>
                  </text:list-item>
                </text:list>
                <draw:g>
                  <svg:desc>Sheet1.A18:Sheet1.B18</svg:desc>
                </draw:g>
              </table:table-cell>
              <table:table-cell office:value-type="float" office:value="0.725104">
                <text:p>0.725104</text:p>
                <draw:g>
                  <svg:desc>Sheet1.C18:Sheet1.E18</svg:desc>
                </draw:g>
              </table:table-cell>
              <table:table-cell office:value-type="float" office:value="0.043978">
                <text:p>0.043978</text:p>
              </table:table-cell>
              <table:table-cell office:value-type="float" office:value="0.080783">
                <text:p>0.080783</text:p>
              </table:table-cell>
            </table:table-row>
            <table:table-row>
              <table:table-cell office:value-type="string">
                <text:p>15 text_generation_self_trained</text:p>
                <text:list>
                  <text:list-item>
                    <text:p>15</text:p>
                  </text:list-item>
                  <text:list-item>
                    <text:p>text_generation_self_trained</text:p>
                  </text:list-item>
                </text:list>
                <draw:g>
                  <svg:desc>Sheet1.A19:Sheet1.B19</svg:desc>
                </draw:g>
              </table:table-cell>
              <table:table-cell office:value-type="float" office:value="0.719326">
                <text:p>0.719326</text:p>
                <draw:g>
                  <svg:desc>Sheet1.C19:Sheet1.E19</svg:desc>
                </draw:g>
              </table:table-cell>
              <table:table-cell office:value-type="float" office:value="0.045953">
                <text:p>0.045953</text:p>
              </table:table-cell>
              <table:table-cell office:value-type="float" office:value="0.0837">
                <text:p>0.0837</text:p>
              </table:table-cell>
            </table:table-row>
            <table:table-row>
              <table:table-cell office:value-type="string">
                <text:p>16 text_generation_self_trained_without_prefix</text:p>
                <text:list>
                  <text:list-item>
                    <text:p>16</text:p>
                  </text:list-item>
                  <text:list-item>
                    <text:p>text_generation_self_trained_without_prefix</text:p>
                  </text:list-item>
                </text:list>
                <draw:g>
                  <svg:desc>Sheet1.A20:Sheet1.B20</svg:desc>
                </draw:g>
              </table:table-cell>
              <table:table-cell office:value-type="float" office:value="0.713397">
                <text:p>0.713397</text:p>
                <draw:g>
                  <svg:desc>Sheet1.C20:Sheet1.E20</svg:desc>
                </draw:g>
              </table:table-cell>
              <table:table-cell office:value-type="float" office:value="0.048102">
                <text:p>0.048102</text:p>
              </table:table-cell>
              <table:table-cell office:value-type="float" office:value="0.087247">
                <text:p>0.087247</text:p>
              </table:table-cell>
            </table:table-row>
            <table:table-row>
              <table:table-cell office:value-type="string">
                <text:p>17 combined_all_pre_trained_50_docs</text:p>
                <text:list>
                  <text:list-item>
                    <text:p>17</text:p>
                  </text:list-item>
                  <text:list-item>
                    <text:p>combined_all_pre_trained_50_docs</text:p>
                  </text:list-item>
                </text:list>
                <draw:g>
                  <svg:desc>Sheet1.A21:Sheet1.B21</svg:desc>
                </draw:g>
              </table:table-cell>
              <table:table-cell office:value-type="float" office:value="0.766711">
                <text:p>0.766711</text:p>
                <draw:g>
                  <svg:desc>Sheet1.C21:Sheet1.E21</svg:desc>
                </draw:g>
              </table:table-cell>
              <table:table-cell office:value-type="float" office:value="0.026914">
                <text:p>0.026914</text:p>
              </table:table-cell>
              <table:table-cell office:value-type="float" office:value="0.050976">
                <text:p>0.050976</text:p>
              </table:table-cell>
            </table:table-row>
            <table:table-row>
              <table:table-cell office:value-type="string">
                <text:p>18 combined_all_self_trained_20_docs</text:p>
                <text:list>
                  <text:list-item>
                    <text:p>18</text:p>
                  </text:list-item>
                  <text:list-item>
                    <text:p>combined_all_self_trained_20_docs</text:p>
                  </text:list-item>
                </text:list>
                <draw:g>
                  <svg:desc>Sheet1.A22:Sheet1.B22</svg:desc>
                </draw:g>
              </table:table-cell>
              <table:table-cell office:value-type="float" office:value="0.355821798450858">
                <text:p>0.355821798450858</text:p>
                <draw:g>
                  <svg:desc>Sheet1.C22:Sheet1.E22</svg:desc>
                </draw:g>
              </table:table-cell>
              <table:table-cell office:value-type="float" office:value="0.0254160389134828">
                <text:p>0.0254160389134828</text:p>
              </table:table-cell>
              <table:table-cell office:value-type="float" office:value="0.0456450849839719">
                <text:p>0.0456450849839719</text:p>
              </table:table-cell>
            </table:table-row>
            <table:table-row>
              <table:table-cell office:value-type="string">
                <text:p>19 combined_enmass_bilbo_gpt</text:p>
                <text:list>
                  <text:list-item>
                    <text:p>19</text:p>
                  </text:list-item>
                  <text:list-item>
                    <text:p>combined_enmass_bilbo_gpt</text:p>
                  </text:list-item>
                </text:list>
                <draw:g>
                  <svg:desc>Sheet1.A23:Sheet1.B23</svg:desc>
                </draw:g>
              </table:table-cell>
              <table:table-cell office:value-type="float" office:value="0.810574462675699">
                <text:p>0.810574462675699</text:p>
                <draw:g>
                  <svg:desc>Sheet1.C23:Sheet1.E23</svg:desc>
                </draw:g>
              </table:table-cell>
              <table:table-cell office:value-type="float" office:value="0.0232902095619103">
                <text:p>0.0232902095619103</text:p>
              </table:table-cell>
              <table:table-cell office:value-type="float" office:value="0.0444841884720951">
                <text:p>0.0444841884720951</text:p>
              </table:table-cell>
            </table:table-row>
            <table:table-row>
              <table:table-cell office:value-type="string">
                <text:p>20 combined_enmass_bilbo_gpt_selftrained</text:p>
                <text:list>
                  <text:list-item>
                    <text:p>20</text:p>
                  </text:list-item>
                  <text:list-item>
                    <text:p>combined_enmass_bilbo_gpt_selftrained</text:p>
                  </text:list-item>
                </text:list>
                <draw:g>
                  <svg:desc>Sheet1.A24:Sheet1.B24</svg:desc>
                </draw:g>
              </table:table-cell>
              <table:table-cell office:value-type="float" office:value="0.802329375045861">
                <text:p>0.802329375045861</text:p>
                <draw:g>
                  <svg:desc>Sheet1.C24:Sheet1.E24</svg:desc>
                </draw:g>
              </table:table-cell>
              <table:table-cell office:value-type="float" office:value="0.0201570933695489">
                <text:p>0.0201570933695489</text:p>
              </table:table-cell>
              <table:table-cell office:value-type="float" office:value="0.0387975385720866">
                <text:p>0.0387975385720866</text:p>
              </table:table-cell>
            </table:table-row>
            <table:table-row>
              <table:table-cell office:value-type="string">
                <text:p>21 combined_masked_bilbo_gpt</text:p>
                <text:list>
                  <text:list-item>
                    <text:p>21</text:p>
                  </text:list-item>
                  <text:list-item>
                    <text:p>combined_masked_bilbo_gpt</text:p>
                  </text:list-item>
                </text:list>
                <draw:g>
                  <svg:desc>Sheet1.A25:Sheet1.B25</svg:desc>
                </draw:g>
              </table:table-cell>
              <table:table-cell office:value-type="float" office:value="0.820313216600711">
                <text:p>0.820313216600711</text:p>
                <draw:g>
                  <svg:desc>Sheet1.C25:Sheet1.E25</svg:desc>
                </draw:g>
              </table:table-cell>
              <table:table-cell office:value-type="float" office:value="0.0206489707429106">
                <text:p>0.0206489707429106</text:p>
              </table:table-cell>
              <table:table-cell office:value-type="float" office:value="0.0398267659248166">
                <text:p>0.0398267659248166</text:p>
              </table:table-cell>
            </table:table-row>
            <table:table-row>
              <table:table-cell office:value-type="string">
                <text:p>22 combined_masked_bilbo_gpt_selftrained</text:p>
                <text:list>
                  <text:list-item>
                    <text:p>22</text:p>
                  </text:list-item>
                  <text:list-item>
                    <text:p>combined_masked_bilbo_gpt_selftrained</text:p>
                  </text:list-item>
                </text:list>
                <draw:g>
                  <svg:desc>Sheet1.A26:Sheet1.B26</svg:desc>
                </draw:g>
              </table:table-cell>
              <table:table-cell office:value-type="float" office:value="0.784465027797604">
                <text:p>0.784465027797604</text:p>
                <draw:g>
                  <svg:desc>Sheet1.C26:Sheet1.E26</svg:desc>
                </draw:g>
              </table:table-cell>
              <table:table-cell office:value-type="float" office:value="0.0209094245611386">
                <text:p>0.0209094245611386</text:p>
              </table:table-cell>
              <table:table-cell office:value-type="float" office:value="0.0402676957887643">
                <text:p>0.0402676957887643</text:p>
              </table:table-cell>
            </table:table-row>
            <table:table-row>
              <table:table-cell office:value-type="string">
                <text:p>23 combined_all_100_docs</text:p>
                <text:list>
                  <text:list-item>
                    <text:p>23</text:p>
                  </text:list-item>
                  <text:list-item>
                    <text:p>combined_all_100_docs</text:p>
                  </text:list-item>
                </text:list>
                <draw:g>
                  <svg:desc>Sheet1.A27:Sheet1.B27</svg:desc>
                </draw:g>
              </table:table-cell>
              <table:table-cell office:value-type="float" office:value="0.845194824576855">
                <text:p>0.845194824576855</text:p>
                <draw:g>
                  <svg:desc>Sheet1.C27:Sheet1.E27</svg:desc>
                </draw:g>
              </table:table-cell>
              <table:table-cell office:value-type="float" office:value="0.0166634134340997">
                <text:p>0.0166634134340997</text:p>
              </table:table-cell>
              <table:table-cell office:value-type="float" office:value="0.0322997211003755">
                <text:p>0.0322997211003755</text:p>
              </table:table-cell>
            </table:table-row>
            <table:table-row>
              <table:table-cell office:value-type="string">
                <text:p>24 combined_enmass_onlynouns_gpt</text:p>
                <text:list>
                  <text:list-item>
                    <text:p>24</text:p>
                  </text:list-item>
                  <text:list-item>
                    <text:p>combined_enmass_onlynouns_gpt</text:p>
                  </text:list-item>
                </text:list>
                <draw:g>
                  <svg:desc>Sheet1.A28:Sheet1.B28</svg:desc>
                </draw:g>
              </table:table-cell>
              <table:table-cell office:value-type="float" office:value="0.800876848617345">
                <text:p>0.800876848617345</text:p>
                <draw:g>
                  <svg:desc>Sheet1.C28:Sheet1.E28</svg:desc>
                </draw:g>
              </table:table-cell>
              <table:table-cell office:value-type="float" office:value="0.024550757322703">
                <text:p>0.024550757322703</text:p>
              </table:table-cell>
              <table:table-cell office:value-type="float" office:value="0.0466595355692236">
                <text:p>0.0466595355692236</text:p>
              </table:table-cell>
            </table:table-row>
            <table:table-row>
              <table:table-cell office:value-type="string">
                <text:p>25 combined_enmass_bilbo_masked</text:p>
                <text:list>
                  <text:list-item>
                    <text:p>25</text:p>
                  </text:list-item>
                  <text:list-item>
                    <text:p>combined_enmass_bilbo_masked</text:p>
                  </text:list-item>
                </text:list>
                <draw:g>
                  <svg:desc>Sheet1.A29:Sheet1.B29</svg:desc>
                </draw:g>
              </table:table-cell>
              <table:table-cell office:value-type="float" office:value="0.840056169114671">
                <text:p>0.840056169114671</text:p>
                <draw:g>
                  <svg:desc>Sheet1.C29:Sheet1.E29</svg:desc>
                </draw:g>
              </table:table-cell>
              <table:table-cell office:value-type="float" office:value="0.0241452947082906">
                <text:p>0.0241452947082906</text:p>
              </table:table-cell>
              <table:table-cell office:value-type="float" office:value="0.0459872447811659">
                <text:p>0.0459872447811659</text:p>
              </table:table-cell>
            </table:table-row>
            <table:table-row>
              <table:table-cell office:value-type="string">
                <text:p>26 combined_enmass_bilbo</text:p>
                <text:list>
                  <text:list-item>
                    <text:p>26</text:p>
                  </text:list-item>
                  <text:list-item>
                    <text:p>combined_enmass_bilbo</text:p>
                  </text:list-item>
                </text:list>
                <draw:g>
                  <svg:desc>Sheet1.A30:Sheet1.B30</svg:desc>
                </draw:g>
              </table:table-cell>
              <table:table-cell office:value-type="float" office:value="0.789314">
                <text:p>0.789314</text:p>
                <draw:g>
                  <svg:desc>Sheet1.C30:Sheet1.E30</svg:desc>
                </draw:g>
              </table:table-cell>
              <table:table-cell office:value-type="float" office:value="0.027751">
                <text:p>0.027751</text:p>
              </table:table-cell>
              <table:table-cell office:value-type="float" office:value="0.053134">
                <text:p>0.0531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7.793cm" svg:height="14.506cm" xlink:href=".." xlink:type="simple" chart:class="chart:bar" chart:style-name="ch1">
        <chart:legend chart:legend-position="end" svg:x="19.947cm" svg:y="0.48cm" style:legend-expansion="high" chart:style-name="ch2"/>
        <chart:plot-area chart:style-name="ch3" table:cell-range-address="Sheet1.C3:Sheet1.C30 Sheet1.A4:Sheet1.B30" chart:data-source-has-labels="both" svg:x="0.555cm" svg:y="0.29cm" svg:width="18.837cm" svg:height="13.926cm">
          <chartooo:coordinate-region svg:x="1.282cm" svg:y="0.489cm" svg:width="18.11cm" svg:height="13.08cm"/>
          <chart:axis chart:dimension="x" chart:name="primary-x" chart:style-name="ch4" chartooo:axis-type="auto">
            <chartooo:date-scale/>
            <chart:categories table:cell-range-address="Sheet1.C3:Sheet1.C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C4" chart:label-cell-address="Sheet1.A4:Sheet1.B4" chart:class="chart:bar">
            <chart:data-point/>
          </chart:series>
          <chart:series chart:style-name="ch8" chart:values-cell-range-address="Sheet1.C5:Sheet1.C5" chart:label-cell-address="Sheet1.A5:Sheet1.B5" chart:class="chart:bar">
            <chart:data-point/>
          </chart:series>
          <chart:series chart:style-name="ch9" chart:values-cell-range-address="Sheet1.C6:Sheet1.C6" chart:label-cell-address="Sheet1.A6:Sheet1.B6" chart:class="chart:bar">
            <chart:data-point/>
          </chart:series>
          <chart:series chart:style-name="ch10" chart:values-cell-range-address="Sheet1.C7:Sheet1.C7" chart:label-cell-address="Sheet1.A7:Sheet1.B7" chart:class="chart:bar">
            <chart:data-point/>
          </chart:series>
          <chart:series chart:style-name="ch11" chart:values-cell-range-address="Sheet1.C8:Sheet1.C8" chart:label-cell-address="Sheet1.A8:Sheet1.B8" chart:class="chart:bar">
            <chart:data-point/>
          </chart:series>
          <chart:series chart:style-name="ch12" chart:values-cell-range-address="Sheet1.C9:Sheet1.C9" chart:label-cell-address="Sheet1.A9:Sheet1.B9" chart:class="chart:bar">
            <chart:data-point/>
          </chart:series>
          <chart:series chart:style-name="ch13" chart:values-cell-range-address="Sheet1.C10:Sheet1.C10" chart:label-cell-address="Sheet1.A10:Sheet1.B10" chart:class="chart:bar">
            <chart:data-point/>
          </chart:series>
          <chart:series chart:style-name="ch14" chart:values-cell-range-address="Sheet1.C11:Sheet1.C11" chart:label-cell-address="Sheet1.A11:Sheet1.B11" chart:class="chart:bar">
            <chart:data-point/>
          </chart:series>
          <chart:series chart:style-name="ch15" chart:values-cell-range-address="Sheet1.C12:Sheet1.C12" chart:label-cell-address="Sheet1.A12:Sheet1.B12" chart:class="chart:bar">
            <chart:data-point/>
          </chart:series>
          <chart:series chart:style-name="ch16" chart:values-cell-range-address="Sheet1.C13:Sheet1.C13" chart:label-cell-address="Sheet1.A13:Sheet1.B13" chart:class="chart:bar">
            <chart:data-point/>
          </chart:series>
          <chart:series chart:style-name="ch17" chart:values-cell-range-address="Sheet1.C14:Sheet1.C14" chart:label-cell-address="Sheet1.A14:Sheet1.B14" chart:class="chart:bar">
            <chart:data-point/>
          </chart:series>
          <chart:series chart:style-name="ch18" chart:values-cell-range-address="Sheet1.C15:Sheet1.C15" chart:label-cell-address="Sheet1.A15:Sheet1.B15" chart:class="chart:bar">
            <chart:data-point/>
          </chart:series>
          <chart:series chart:style-name="ch7" chart:values-cell-range-address="Sheet1.C16:Sheet1.C16" chart:label-cell-address="Sheet1.A16:Sheet1.B16" chart:class="chart:bar">
            <chart:data-point/>
          </chart:series>
          <chart:series chart:style-name="ch8" chart:values-cell-range-address="Sheet1.C17:Sheet1.C17" chart:label-cell-address="Sheet1.A17:Sheet1.B17" chart:class="chart:bar">
            <chart:data-point/>
          </chart:series>
          <chart:series chart:style-name="ch9" chart:values-cell-range-address="Sheet1.C18:Sheet1.C18" chart:label-cell-address="Sheet1.A18:Sheet1.B18" chart:class="chart:bar">
            <chart:data-point/>
          </chart:series>
          <chart:series chart:style-name="ch10" chart:values-cell-range-address="Sheet1.C19:Sheet1.C19" chart:label-cell-address="Sheet1.A19:Sheet1.B19" chart:class="chart:bar">
            <chart:data-point/>
          </chart:series>
          <chart:series chart:style-name="ch11" chart:values-cell-range-address="Sheet1.C20:Sheet1.C20" chart:label-cell-address="Sheet1.A20:Sheet1.B20" chart:class="chart:bar">
            <chart:data-point/>
          </chart:series>
          <chart:series chart:style-name="ch12" chart:values-cell-range-address="Sheet1.C21:Sheet1.C21" chart:label-cell-address="Sheet1.A21:Sheet1.B21" chart:class="chart:bar">
            <chart:data-point/>
          </chart:series>
          <chart:series chart:style-name="ch13" chart:values-cell-range-address="Sheet1.C22:Sheet1.C22" chart:label-cell-address="Sheet1.A22:Sheet1.B22" chart:class="chart:bar">
            <chart:data-point/>
          </chart:series>
          <chart:series chart:style-name="ch14" chart:values-cell-range-address="Sheet1.C23:Sheet1.C23" chart:label-cell-address="Sheet1.A23:Sheet1.B23" chart:class="chart:bar">
            <chart:data-point/>
          </chart:series>
          <chart:series chart:style-name="ch15" chart:values-cell-range-address="Sheet1.C24:Sheet1.C24" chart:label-cell-address="Sheet1.A24:Sheet1.B24" chart:class="chart:bar">
            <chart:data-point/>
          </chart:series>
          <chart:series chart:style-name="ch16" chart:values-cell-range-address="Sheet1.C25:Sheet1.C25" chart:label-cell-address="Sheet1.A25:Sheet1.B25" chart:class="chart:bar">
            <chart:data-point/>
          </chart:series>
          <chart:series chart:style-name="ch17" chart:values-cell-range-address="Sheet1.C26:Sheet1.C26" chart:label-cell-address="Sheet1.A26:Sheet1.B26" chart:class="chart:bar">
            <chart:data-point/>
          </chart:series>
          <chart:series chart:style-name="ch18" chart:values-cell-range-address="Sheet1.C27:Sheet1.C27" chart:label-cell-address="Sheet1.A27:Sheet1.B27" chart:class="chart:bar">
            <chart:data-point/>
          </chart:series>
          <chart:series chart:style-name="ch7" chart:values-cell-range-address="Sheet1.C28:Sheet1.C28" chart:label-cell-address="Sheet1.A28:Sheet1.B28" chart:class="chart:bar">
            <chart:data-point/>
          </chart:series>
          <chart:series chart:style-name="ch8" chart:values-cell-range-address="Sheet1.C29:Sheet1.C29" chart:label-cell-address="Sheet1.A29:Sheet1.B29" chart:class="chart:bar">
            <chart:data-point/>
          </chart:series>
          <chart:series chart:style-name="ch9" chart:values-cell-range-address="Sheet1.C30:Sheet1.C30" chart:label-cell-address="Sheet1.A30:Sheet1.B30" chart:class="chart:bar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all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 baseline</text:p>
                <text:list>
                  <text:list-item>
                    <text:p>0</text:p>
                  </text:list-item>
                  <text:list-item>
                    <text:p>baseline</text:p>
                  </text:list-item>
                </text:list>
                <draw:g>
                  <svg:desc>Sheet1.A4:Sheet1.B4</svg:desc>
                </draw:g>
              </table:table-cell>
              <table:table-cell office:value-type="float" office:value="0.690534">
                <text:p>0.690534</text:p>
                <draw:g>
                  <svg:desc>Sheet1.C4:Sheet1.C4</svg:desc>
                </draw:g>
              </table:table-cell>
            </table:table-row>
            <table:table-row>
              <table:table-cell office:value-type="string">
                <text:p>1 baseline_500_docs</text:p>
                <text:list>
                  <text:list-item>
                    <text:p>1</text:p>
                  </text:list-item>
                  <text:list-item>
                    <text:p>baseline_500_docs</text:p>
                  </text:list-item>
                </text:list>
                <draw:g>
                  <svg:desc>Sheet1.A5:Sheet1.B5</svg:desc>
                </draw:g>
              </table:table-cell>
              <table:table-cell office:value-type="float" office:value="0.812103">
                <text:p>0.812103</text:p>
                <draw:g>
                  <svg:desc>Sheet1.C5:Sheet1.C5</svg:desc>
                </draw:g>
              </table:table-cell>
            </table:table-row>
            <table:table-row>
              <table:table-cell office:value-type="string">
                <text:p>2 baseline_800_docs</text:p>
                <text:list>
                  <text:list-item>
                    <text:p>2</text:p>
                  </text:list-item>
                  <text:list-item>
                    <text:p>baseline_800_docs</text:p>
                  </text:list-item>
                </text:list>
                <draw:g>
                  <svg:desc>Sheet1.A6:Sheet1.B6</svg:desc>
                </draw:g>
              </table:table-cell>
              <table:table-cell office:value-type="float" office:value="0.860938">
                <text:p>0.860938</text:p>
                <draw:g>
                  <svg:desc>Sheet1.C6:Sheet1.C6</svg:desc>
                </draw:g>
              </table:table-cell>
            </table:table-row>
            <table:table-row>
              <table:table-cell office:value-type="string">
                <text:p>3 en_mass_pre_trained</text:p>
                <text:list>
                  <text:list-item>
                    <text:p>3</text:p>
                  </text:list-item>
                  <text:list-item>
                    <text:p>en_mass_pre_trained</text:p>
                  </text:list-item>
                </text:list>
                <draw:g>
                  <svg:desc>Sheet1.A7:Sheet1.B7</svg:desc>
                </draw:g>
              </table:table-cell>
              <table:table-cell office:value-type="float" office:value="0.754098">
                <text:p>0.754098</text:p>
                <draw:g>
                  <svg:desc>Sheet1.C7:Sheet1.C7</svg:desc>
                </draw:g>
              </table:table-cell>
            </table:table-row>
            <table:table-row>
              <table:table-cell office:value-type="string">
                <text:p>4 en_mass_self_trained</text:p>
                <text:list>
                  <text:list-item>
                    <text:p>4</text:p>
                  </text:list-item>
                  <text:list-item>
                    <text:p>en_mass_self_trained</text:p>
                  </text:list-item>
                </text:list>
                <draw:g>
                  <svg:desc>Sheet1.A8:Sheet1.B8</svg:desc>
                </draw:g>
              </table:table-cell>
              <table:table-cell office:value-type="float" office:value="0.738283">
                <text:p>0.738283</text:p>
                <draw:g>
                  <svg:desc>Sheet1.C8:Sheet1.C8</svg:desc>
                </draw:g>
              </table:table-cell>
            </table:table-row>
            <table:table-row>
              <table:table-cell office:value-type="string">
                <text:p>5 bilbo_baggins_pre_trained</text:p>
                <text:list>
                  <text:list-item>
                    <text:p>5</text:p>
                  </text:list-item>
                  <text:list-item>
                    <text:p>bilbo_baggins_pre_trained</text:p>
                  </text:list-item>
                </text:list>
                <draw:g>
                  <svg:desc>Sheet1.A9:Sheet1.B9</svg:desc>
                </draw:g>
              </table:table-cell>
              <table:table-cell office:value-type="float" office:value="0.749771">
                <text:p>0.749771</text:p>
                <draw:g>
                  <svg:desc>Sheet1.C9:Sheet1.C9</svg:desc>
                </draw:g>
              </table:table-cell>
            </table:table-row>
            <table:table-row>
              <table:table-cell office:value-type="string">
                <text:p>6 bilbo_baggins_pre_trained_add_words</text:p>
                <text:list>
                  <text:list-item>
                    <text:p>6</text:p>
                  </text:list-item>
                  <text:list-item>
                    <text:p>bilbo_baggins_pre_trained_add_words</text:p>
                  </text:list-item>
                </text:list>
                <draw:g>
                  <svg:desc>Sheet1.A10:Sheet1.B10</svg:desc>
                </draw:g>
              </table:table-cell>
              <table:table-cell office:value-type="float" office:value="0.747861">
                <text:p>0.747861</text:p>
                <draw:g>
                  <svg:desc>Sheet1.C10:Sheet1.C10</svg:desc>
                </draw:g>
              </table:table-cell>
            </table:table-row>
            <table:table-row>
              <table:table-cell office:value-type="string">
                <text:p>7 bilbo_baggins_self_trained</text:p>
                <text:list>
                  <text:list-item>
                    <text:p>7</text:p>
                  </text:list-item>
                  <text:list-item>
                    <text:p>bilbo_baggins_self_trained</text:p>
                  </text:list-item>
                </text:list>
                <draw:g>
                  <svg:desc>Sheet1.A11:Sheet1.B11</svg:desc>
                </draw:g>
              </table:table-cell>
              <table:table-cell office:value-type="float" office:value="0.748409">
                <text:p>0.748409</text:p>
                <draw:g>
                  <svg:desc>Sheet1.C11:Sheet1.C11</svg:desc>
                </draw:g>
              </table:table-cell>
            </table:table-row>
            <table:table-row>
              <table:table-cell office:value-type="string">
                <text:p>8 bilbo_baggins_self_trained_200v</text:p>
                <text:list>
                  <text:list-item>
                    <text:p>8</text:p>
                  </text:list-item>
                  <text:list-item>
                    <text:p>bilbo_baggins_self_trained_200v</text:p>
                  </text:list-item>
                </text:list>
                <draw:g>
                  <svg:desc>Sheet1.A12:Sheet1.B12</svg:desc>
                </draw:g>
              </table:table-cell>
              <table:table-cell office:value-type="float" office:value="0.749318">
                <text:p>0.749318</text:p>
                <draw:g>
                  <svg:desc>Sheet1.C12:Sheet1.C12</svg:desc>
                </draw:g>
              </table:table-cell>
            </table:table-row>
            <table:table-row>
              <table:table-cell office:value-type="string">
                <text:p>9 masked_pre_trained</text:p>
                <text:list>
                  <text:list-item>
                    <text:p>9</text:p>
                  </text:list-item>
                  <text:list-item>
                    <text:p>masked_pre_trained</text:p>
                  </text:list-item>
                </text:list>
                <draw:g>
                  <svg:desc>Sheet1.A13:Sheet1.B13</svg:desc>
                </draw:g>
              </table:table-cell>
              <table:table-cell office:value-type="float" office:value="0.715474">
                <text:p>0.715474</text:p>
                <draw:g>
                  <svg:desc>Sheet1.C13:Sheet1.C13</svg:desc>
                </draw:g>
              </table:table-cell>
            </table:table-row>
            <table:table-row>
              <table:table-cell office:value-type="string">
                <text:p>10 masked_self_trained</text:p>
                <text:list>
                  <text:list-item>
                    <text:p>10</text:p>
                  </text:list-item>
                  <text:list-item>
                    <text:p>masked_self_trained</text:p>
                  </text:list-item>
                </text:list>
                <draw:g>
                  <svg:desc>Sheet1.A14:Sheet1.B14</svg:desc>
                </draw:g>
              </table:table-cell>
              <table:table-cell office:value-type="float" office:value="0.715474">
                <text:p>0.715474</text:p>
                <draw:g>
                  <svg:desc>Sheet1.C14:Sheet1.C14</svg:desc>
                </draw:g>
              </table:table-cell>
            </table:table-row>
            <table:table-row>
              <table:table-cell office:value-type="string">
                <text:p>11 nouns_only_pre_trained</text:p>
                <text:list>
                  <text:list-item>
                    <text:p>11</text:p>
                  </text:list-item>
                  <text:list-item>
                    <text:p>nouns_only_pre_trained</text:p>
                  </text:list-item>
                </text:list>
                <draw:g>
                  <svg:desc>Sheet1.A15:Sheet1.B15</svg:desc>
                </draw:g>
              </table:table-cell>
              <table:table-cell office:value-type="float" office:value="0.746236">
                <text:p>0.746236</text:p>
                <draw:g>
                  <svg:desc>Sheet1.C15:Sheet1.C15</svg:desc>
                </draw:g>
              </table:table-cell>
            </table:table-row>
            <table:table-row>
              <table:table-cell office:value-type="string">
                <text:p>12 nouns_only_pre_trained_add_words</text:p>
                <text:list>
                  <text:list-item>
                    <text:p>12</text:p>
                  </text:list-item>
                  <text:list-item>
                    <text:p>nouns_only_pre_trained_add_words</text:p>
                  </text:list-item>
                </text:list>
                <draw:g>
                  <svg:desc>Sheet1.A16:Sheet1.B16</svg:desc>
                </draw:g>
              </table:table-cell>
              <table:table-cell office:value-type="float" office:value="0.742706">
                <text:p>0.742706</text:p>
                <draw:g>
                  <svg:desc>Sheet1.C16:Sheet1.C16</svg:desc>
                </draw:g>
              </table:table-cell>
            </table:table-row>
            <table:table-row>
              <table:table-cell office:value-type="string">
                <text:p>13 nouns_only_self_trained</text:p>
                <text:list>
                  <text:list-item>
                    <text:p>13</text:p>
                  </text:list-item>
                  <text:list-item>
                    <text:p>nouns_only_self_trained</text:p>
                  </text:list-item>
                </text:list>
                <draw:g>
                  <svg:desc>Sheet1.A17:Sheet1.B17</svg:desc>
                </draw:g>
              </table:table-cell>
              <table:table-cell office:value-type="float" office:value="0.742524">
                <text:p>0.742524</text:p>
                <draw:g>
                  <svg:desc>Sheet1.C17:Sheet1.C17</svg:desc>
                </draw:g>
              </table:table-cell>
            </table:table-row>
            <table:table-row>
              <table:table-cell office:value-type="string">
                <text:p>14 text_generation_pre_trained</text:p>
                <text:list>
                  <text:list-item>
                    <text:p>14</text:p>
                  </text:list-item>
                  <text:list-item>
                    <text:p>text_generation_pre_trained</text:p>
                  </text:list-item>
                </text:list>
                <draw:g>
                  <svg:desc>Sheet1.A18:Sheet1.B18</svg:desc>
                </draw:g>
              </table:table-cell>
              <table:table-cell office:value-type="float" office:value="0.725104">
                <text:p>0.725104</text:p>
                <draw:g>
                  <svg:desc>Sheet1.C18:Sheet1.C18</svg:desc>
                </draw:g>
              </table:table-cell>
            </table:table-row>
            <table:table-row>
              <table:table-cell office:value-type="string">
                <text:p>15 text_generation_self_trained</text:p>
                <text:list>
                  <text:list-item>
                    <text:p>15</text:p>
                  </text:list-item>
                  <text:list-item>
                    <text:p>text_generation_self_trained</text:p>
                  </text:list-item>
                </text:list>
                <draw:g>
                  <svg:desc>Sheet1.A19:Sheet1.B19</svg:desc>
                </draw:g>
              </table:table-cell>
              <table:table-cell office:value-type="float" office:value="0.719326">
                <text:p>0.719326</text:p>
                <draw:g>
                  <svg:desc>Sheet1.C19:Sheet1.C19</svg:desc>
                </draw:g>
              </table:table-cell>
            </table:table-row>
            <table:table-row>
              <table:table-cell office:value-type="string">
                <text:p>16 text_generation_self_trained_without_prefix</text:p>
                <text:list>
                  <text:list-item>
                    <text:p>16</text:p>
                  </text:list-item>
                  <text:list-item>
                    <text:p>text_generation_self_trained_without_prefix</text:p>
                  </text:list-item>
                </text:list>
                <draw:g>
                  <svg:desc>Sheet1.A20:Sheet1.B20</svg:desc>
                </draw:g>
              </table:table-cell>
              <table:table-cell office:value-type="float" office:value="0.713397">
                <text:p>0.713397</text:p>
                <draw:g>
                  <svg:desc>Sheet1.C20:Sheet1.C20</svg:desc>
                </draw:g>
              </table:table-cell>
            </table:table-row>
            <table:table-row>
              <table:table-cell office:value-type="string">
                <text:p>17 combined_all_pre_trained_50_docs</text:p>
                <text:list>
                  <text:list-item>
                    <text:p>17</text:p>
                  </text:list-item>
                  <text:list-item>
                    <text:p>combined_all_pre_trained_50_docs</text:p>
                  </text:list-item>
                </text:list>
                <draw:g>
                  <svg:desc>Sheet1.A21:Sheet1.B21</svg:desc>
                </draw:g>
              </table:table-cell>
              <table:table-cell office:value-type="float" office:value="0.766711">
                <text:p>0.766711</text:p>
                <draw:g>
                  <svg:desc>Sheet1.C21:Sheet1.C21</svg:desc>
                </draw:g>
              </table:table-cell>
            </table:table-row>
            <table:table-row>
              <table:table-cell office:value-type="string">
                <text:p>18 combined_all_self_trained_20_docs</text:p>
                <text:list>
                  <text:list-item>
                    <text:p>18</text:p>
                  </text:list-item>
                  <text:list-item>
                    <text:p>combined_all_self_trained_20_docs</text:p>
                  </text:list-item>
                </text:list>
                <draw:g>
                  <svg:desc>Sheet1.A22:Sheet1.B22</svg:desc>
                </draw:g>
              </table:table-cell>
              <table:table-cell office:value-type="float" office:value="0.355821798450858">
                <text:p>0.355821798450858</text:p>
                <draw:g>
                  <svg:desc>Sheet1.C22:Sheet1.C22</svg:desc>
                </draw:g>
              </table:table-cell>
            </table:table-row>
            <table:table-row>
              <table:table-cell office:value-type="string">
                <text:p>19 combined_enmass_bilbo_gpt</text:p>
                <text:list>
                  <text:list-item>
                    <text:p>19</text:p>
                  </text:list-item>
                  <text:list-item>
                    <text:p>combined_enmass_bilbo_gpt</text:p>
                  </text:list-item>
                </text:list>
                <draw:g>
                  <svg:desc>Sheet1.A23:Sheet1.B23</svg:desc>
                </draw:g>
              </table:table-cell>
              <table:table-cell office:value-type="float" office:value="0.810574462675699">
                <text:p>0.810574462675699</text:p>
                <draw:g>
                  <svg:desc>Sheet1.C23:Sheet1.C23</svg:desc>
                </draw:g>
              </table:table-cell>
            </table:table-row>
            <table:table-row>
              <table:table-cell office:value-type="string">
                <text:p>20 combined_enmass_bilbo_gpt_selftrained</text:p>
                <text:list>
                  <text:list-item>
                    <text:p>20</text:p>
                  </text:list-item>
                  <text:list-item>
                    <text:p>combined_enmass_bilbo_gpt_selftrained</text:p>
                  </text:list-item>
                </text:list>
                <draw:g>
                  <svg:desc>Sheet1.A24:Sheet1.B24</svg:desc>
                </draw:g>
              </table:table-cell>
              <table:table-cell office:value-type="float" office:value="0.802329375045861">
                <text:p>0.802329375045861</text:p>
                <draw:g>
                  <svg:desc>Sheet1.C24:Sheet1.C24</svg:desc>
                </draw:g>
              </table:table-cell>
            </table:table-row>
            <table:table-row>
              <table:table-cell office:value-type="string">
                <text:p>21 combined_masked_bilbo_gpt</text:p>
                <text:list>
                  <text:list-item>
                    <text:p>21</text:p>
                  </text:list-item>
                  <text:list-item>
                    <text:p>combined_masked_bilbo_gpt</text:p>
                  </text:list-item>
                </text:list>
                <draw:g>
                  <svg:desc>Sheet1.A25:Sheet1.B25</svg:desc>
                </draw:g>
              </table:table-cell>
              <table:table-cell office:value-type="float" office:value="0.820313216600711">
                <text:p>0.820313216600711</text:p>
                <draw:g>
                  <svg:desc>Sheet1.C25:Sheet1.C25</svg:desc>
                </draw:g>
              </table:table-cell>
            </table:table-row>
            <table:table-row>
              <table:table-cell office:value-type="string">
                <text:p>22 combined_masked_bilbo_gpt_selftrained</text:p>
                <text:list>
                  <text:list-item>
                    <text:p>22</text:p>
                  </text:list-item>
                  <text:list-item>
                    <text:p>combined_masked_bilbo_gpt_selftrained</text:p>
                  </text:list-item>
                </text:list>
                <draw:g>
                  <svg:desc>Sheet1.A26:Sheet1.B26</svg:desc>
                </draw:g>
              </table:table-cell>
              <table:table-cell office:value-type="float" office:value="0.784465027797604">
                <text:p>0.784465027797604</text:p>
                <draw:g>
                  <svg:desc>Sheet1.C26:Sheet1.C26</svg:desc>
                </draw:g>
              </table:table-cell>
            </table:table-row>
            <table:table-row>
              <table:table-cell office:value-type="string">
                <text:p>23 combined_all_100_docs</text:p>
                <text:list>
                  <text:list-item>
                    <text:p>23</text:p>
                  </text:list-item>
                  <text:list-item>
                    <text:p>combined_all_100_docs</text:p>
                  </text:list-item>
                </text:list>
                <draw:g>
                  <svg:desc>Sheet1.A27:Sheet1.B27</svg:desc>
                </draw:g>
              </table:table-cell>
              <table:table-cell office:value-type="float" office:value="0.845194824576855">
                <text:p>0.845194824576855</text:p>
                <draw:g>
                  <svg:desc>Sheet1.C27:Sheet1.C27</svg:desc>
                </draw:g>
              </table:table-cell>
            </table:table-row>
            <table:table-row>
              <table:table-cell office:value-type="string">
                <text:p>24 combined_enmass_onlynouns_gpt</text:p>
                <text:list>
                  <text:list-item>
                    <text:p>24</text:p>
                  </text:list-item>
                  <text:list-item>
                    <text:p>combined_enmass_onlynouns_gpt</text:p>
                  </text:list-item>
                </text:list>
                <draw:g>
                  <svg:desc>Sheet1.A28:Sheet1.B28</svg:desc>
                </draw:g>
              </table:table-cell>
              <table:table-cell office:value-type="float" office:value="0.800876848617345">
                <text:p>0.800876848617345</text:p>
                <draw:g>
                  <svg:desc>Sheet1.C28:Sheet1.C28</svg:desc>
                </draw:g>
              </table:table-cell>
            </table:table-row>
            <table:table-row>
              <table:table-cell office:value-type="string">
                <text:p>25 combined_enmass_bilbo_masked</text:p>
                <text:list>
                  <text:list-item>
                    <text:p>25</text:p>
                  </text:list-item>
                  <text:list-item>
                    <text:p>combined_enmass_bilbo_masked</text:p>
                  </text:list-item>
                </text:list>
                <draw:g>
                  <svg:desc>Sheet1.A29:Sheet1.B29</svg:desc>
                </draw:g>
              </table:table-cell>
              <table:table-cell office:value-type="float" office:value="0.840056169114671">
                <text:p>0.840056169114671</text:p>
                <draw:g>
                  <svg:desc>Sheet1.C29:Sheet1.C29</svg:desc>
                </draw:g>
              </table:table-cell>
            </table:table-row>
            <table:table-row>
              <table:table-cell office:value-type="string">
                <text:p>26 combined_enmass_bilbo</text:p>
                <text:list>
                  <text:list-item>
                    <text:p>26</text:p>
                  </text:list-item>
                  <text:list-item>
                    <text:p>combined_enmass_bilbo</text:p>
                  </text:list-item>
                </text:list>
                <draw:g>
                  <svg:desc>Sheet1.A30:Sheet1.B30</svg:desc>
                </draw:g>
              </table:table-cell>
              <table:table-cell office:value-type="float" office:value="0.789314">
                <text:p>0.789314</text:p>
                <draw:g>
                  <svg:desc>Sheet1.C30:Sheet1.C30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9.282cm" svg:height="16.471cm" xlink:href=".." xlink:type="simple" chart:class="chart:bar" chart:style-name="ch1">
        <chart:legend chart:legend-position="end" svg:x="21.436cm" svg:y="1.462cm" style:legend-expansion="high" chart:style-name="ch2"/>
        <chart:plot-area chart:style-name="ch3" table:cell-range-address="Sheet1.A3:Sheet1.B30 Sheet1.E3:Sheet1.E30" chart:data-source-has-labels="both" svg:x="0.585cm" svg:y="0.329cm" svg:width="20.266cm" svg:height="15.813cm">
          <chartooo:coordinate-region svg:x="1.497cm" svg:y="0.528cm" svg:width="19.354cm" svg:height="14.967cm"/>
          <chart:axis chart:dimension="x" chart:name="primary-x" chart:style-name="ch4" chartooo:axis-type="auto">
            <chartooo:date-scale/>
            <chart:categories table:cell-range-address="Sheet1.E3:Sheet1.E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4:Sheet1.E4" chart:label-cell-address="Sheet1.A4:Sheet1.B4" chart:class="chart:bar">
            <chart:data-point/>
          </chart:series>
          <chart:series chart:style-name="ch8" chart:values-cell-range-address="Sheet1.E5:Sheet1.E5" chart:label-cell-address="Sheet1.A5:Sheet1.B5" chart:class="chart:bar">
            <chart:data-point/>
          </chart:series>
          <chart:series chart:style-name="ch9" chart:values-cell-range-address="Sheet1.E6:Sheet1.E6" chart:label-cell-address="Sheet1.A6:Sheet1.B6" chart:class="chart:bar">
            <chart:data-point/>
          </chart:series>
          <chart:series chart:style-name="ch10" chart:values-cell-range-address="Sheet1.E7:Sheet1.E7" chart:label-cell-address="Sheet1.A7:Sheet1.B7" chart:class="chart:bar">
            <chart:data-point/>
          </chart:series>
          <chart:series chart:style-name="ch11" chart:values-cell-range-address="Sheet1.E8:Sheet1.E8" chart:label-cell-address="Sheet1.A8:Sheet1.B8" chart:class="chart:bar">
            <chart:data-point/>
          </chart:series>
          <chart:series chart:style-name="ch12" chart:values-cell-range-address="Sheet1.E9:Sheet1.E9" chart:label-cell-address="Sheet1.A9:Sheet1.B9" chart:class="chart:bar">
            <chart:data-point/>
          </chart:series>
          <chart:series chart:style-name="ch13" chart:values-cell-range-address="Sheet1.E10:Sheet1.E10" chart:label-cell-address="Sheet1.A10:Sheet1.B10" chart:class="chart:bar">
            <chart:data-point/>
          </chart:series>
          <chart:series chart:style-name="ch14" chart:values-cell-range-address="Sheet1.E11:Sheet1.E11" chart:label-cell-address="Sheet1.A11:Sheet1.B11" chart:class="chart:bar">
            <chart:data-point/>
          </chart:series>
          <chart:series chart:style-name="ch15" chart:values-cell-range-address="Sheet1.E12:Sheet1.E12" chart:label-cell-address="Sheet1.A12:Sheet1.B12" chart:class="chart:bar">
            <chart:data-point/>
          </chart:series>
          <chart:series chart:style-name="ch16" chart:values-cell-range-address="Sheet1.E13:Sheet1.E13" chart:label-cell-address="Sheet1.A13:Sheet1.B13" chart:class="chart:bar">
            <chart:data-point/>
          </chart:series>
          <chart:series chart:style-name="ch17" chart:values-cell-range-address="Sheet1.E14:Sheet1.E14" chart:label-cell-address="Sheet1.A14:Sheet1.B14" chart:class="chart:bar">
            <chart:data-point/>
          </chart:series>
          <chart:series chart:style-name="ch18" chart:values-cell-range-address="Sheet1.E15:Sheet1.E15" chart:label-cell-address="Sheet1.A15:Sheet1.B15" chart:class="chart:bar">
            <chart:data-point/>
          </chart:series>
          <chart:series chart:style-name="ch7" chart:values-cell-range-address="Sheet1.E16:Sheet1.E16" chart:label-cell-address="Sheet1.A16:Sheet1.B16" chart:class="chart:bar">
            <chart:data-point/>
          </chart:series>
          <chart:series chart:style-name="ch8" chart:values-cell-range-address="Sheet1.E17:Sheet1.E17" chart:label-cell-address="Sheet1.A17:Sheet1.B17" chart:class="chart:bar">
            <chart:data-point/>
          </chart:series>
          <chart:series chart:style-name="ch9" chart:values-cell-range-address="Sheet1.E18:Sheet1.E18" chart:label-cell-address="Sheet1.A18:Sheet1.B18" chart:class="chart:bar">
            <chart:data-point/>
          </chart:series>
          <chart:series chart:style-name="ch10" chart:values-cell-range-address="Sheet1.E19:Sheet1.E19" chart:label-cell-address="Sheet1.A19:Sheet1.B19" chart:class="chart:bar">
            <chart:data-point/>
          </chart:series>
          <chart:series chart:style-name="ch11" chart:values-cell-range-address="Sheet1.E20:Sheet1.E20" chart:label-cell-address="Sheet1.A20:Sheet1.B20" chart:class="chart:bar">
            <chart:data-point/>
          </chart:series>
          <chart:series chart:style-name="ch12" chart:values-cell-range-address="Sheet1.E21:Sheet1.E21" chart:label-cell-address="Sheet1.A21:Sheet1.B21" chart:class="chart:bar">
            <chart:data-point/>
          </chart:series>
          <chart:series chart:style-name="ch13" chart:values-cell-range-address="Sheet1.E22:Sheet1.E22" chart:label-cell-address="Sheet1.A22:Sheet1.B22" chart:class="chart:bar">
            <chart:data-point/>
          </chart:series>
          <chart:series chart:style-name="ch14" chart:values-cell-range-address="Sheet1.E23:Sheet1.E23" chart:label-cell-address="Sheet1.A23:Sheet1.B23" chart:class="chart:bar">
            <chart:data-point/>
          </chart:series>
          <chart:series chart:style-name="ch15" chart:values-cell-range-address="Sheet1.E24:Sheet1.E24" chart:label-cell-address="Sheet1.A24:Sheet1.B24" chart:class="chart:bar">
            <chart:data-point/>
          </chart:series>
          <chart:series chart:style-name="ch16" chart:values-cell-range-address="Sheet1.E25:Sheet1.E25" chart:label-cell-address="Sheet1.A25:Sheet1.B25" chart:class="chart:bar">
            <chart:data-point/>
          </chart:series>
          <chart:series chart:style-name="ch17" chart:values-cell-range-address="Sheet1.E26:Sheet1.E26" chart:label-cell-address="Sheet1.A26:Sheet1.B26" chart:class="chart:bar">
            <chart:data-point/>
          </chart:series>
          <chart:series chart:style-name="ch18" chart:values-cell-range-address="Sheet1.E27:Sheet1.E27" chart:label-cell-address="Sheet1.A27:Sheet1.B27" chart:class="chart:bar">
            <chart:data-point/>
          </chart:series>
          <chart:series chart:style-name="ch7" chart:values-cell-range-address="Sheet1.E28:Sheet1.E28" chart:label-cell-address="Sheet1.A28:Sheet1.B28" chart:class="chart:bar">
            <chart:data-point/>
          </chart:series>
          <chart:series chart:style-name="ch8" chart:values-cell-range-address="Sheet1.E29:Sheet1.E29" chart:label-cell-address="Sheet1.A29:Sheet1.B29" chart:class="chart:bar">
            <chart:data-point/>
          </chart:series>
          <chart:series chart:style-name="ch9" chart:values-cell-range-address="Sheet1.E30:Sheet1.E30" chart:label-cell-address="Sheet1.A30:Sheet1.B30" chart:class="chart:bar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1-Score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 baseline</text:p>
                <text:list>
                  <text:list-item>
                    <text:p>0</text:p>
                  </text:list-item>
                  <text:list-item>
                    <text:p>baseline</text:p>
                  </text:list-item>
                </text:list>
                <draw:g>
                  <svg:desc>Sheet1.A4:Sheet1.B4</svg:desc>
                </draw:g>
              </table:table-cell>
              <table:table-cell office:value-type="float" office:value="0.210025">
                <text:p>0.210025</text:p>
                <draw:g>
                  <svg:desc>Sheet1.E4:Sheet1.E4</svg:desc>
                </draw:g>
              </table:table-cell>
            </table:table-row>
            <table:table-row>
              <table:table-cell office:value-type="string">
                <text:p>1 baseline_500_docs</text:p>
                <text:list>
                  <text:list-item>
                    <text:p>1</text:p>
                  </text:list-item>
                  <text:list-item>
                    <text:p>baseline_500_docs</text:p>
                  </text:list-item>
                </text:list>
                <draw:g>
                  <svg:desc>Sheet1.A5:Sheet1.B5</svg:desc>
                </draw:g>
              </table:table-cell>
              <table:table-cell office:value-type="float" office:value="0.060018">
                <text:p>0.060018</text:p>
                <draw:g>
                  <svg:desc>Sheet1.E5:Sheet1.E5</svg:desc>
                </draw:g>
              </table:table-cell>
            </table:table-row>
            <table:table-row>
              <table:table-cell office:value-type="string">
                <text:p>2 baseline_800_docs</text:p>
                <text:list>
                  <text:list-item>
                    <text:p>2</text:p>
                  </text:list-item>
                  <text:list-item>
                    <text:p>baseline_800_docs</text:p>
                  </text:list-item>
                </text:list>
                <draw:g>
                  <svg:desc>Sheet1.A6:Sheet1.B6</svg:desc>
                </draw:g>
              </table:table-cell>
              <table:table-cell office:value-type="float" office:value="0.044949">
                <text:p>0.044949</text:p>
                <draw:g>
                  <svg:desc>Sheet1.E6:Sheet1.E6</svg:desc>
                </draw:g>
              </table:table-cell>
            </table:table-row>
            <table:table-row>
              <table:table-cell office:value-type="string">
                <text:p>3 en_mass_pre_trained</text:p>
                <text:list>
                  <text:list-item>
                    <text:p>3</text:p>
                  </text:list-item>
                  <text:list-item>
                    <text:p>en_mass_pre_trained</text:p>
                  </text:list-item>
                </text:list>
                <draw:g>
                  <svg:desc>Sheet1.A7:Sheet1.B7</svg:desc>
                </draw:g>
              </table:table-cell>
              <table:table-cell office:value-type="float" office:value="0.104467">
                <text:p>0.104467</text:p>
                <draw:g>
                  <svg:desc>Sheet1.E7:Sheet1.E7</svg:desc>
                </draw:g>
              </table:table-cell>
            </table:table-row>
            <table:table-row>
              <table:table-cell office:value-type="string">
                <text:p>4 en_mass_self_trained</text:p>
                <text:list>
                  <text:list-item>
                    <text:p>4</text:p>
                  </text:list-item>
                  <text:list-item>
                    <text:p>en_mass_self_trained</text:p>
                  </text:list-item>
                </text:list>
                <draw:g>
                  <svg:desc>Sheet1.A8:Sheet1.B8</svg:desc>
                </draw:g>
              </table:table-cell>
              <table:table-cell office:value-type="float" office:value="0.081385">
                <text:p>0.081385</text:p>
                <draw:g>
                  <svg:desc>Sheet1.E8:Sheet1.E8</svg:desc>
                </draw:g>
              </table:table-cell>
            </table:table-row>
            <table:table-row>
              <table:table-cell office:value-type="string">
                <text:p>5 bilbo_baggins_pre_trained</text:p>
                <text:list>
                  <text:list-item>
                    <text:p>5</text:p>
                  </text:list-item>
                  <text:list-item>
                    <text:p>bilbo_baggins_pre_trained</text:p>
                  </text:list-item>
                </text:list>
                <draw:g>
                  <svg:desc>Sheet1.A9:Sheet1.B9</svg:desc>
                </draw:g>
              </table:table-cell>
              <table:table-cell office:value-type="float" office:value="0.084275">
                <text:p>0.084275</text:p>
                <draw:g>
                  <svg:desc>Sheet1.E9:Sheet1.E9</svg:desc>
                </draw:g>
              </table:table-cell>
            </table:table-row>
            <table:table-row>
              <table:table-cell office:value-type="string">
                <text:p>6 bilbo_baggins_pre_trained_add_words</text:p>
                <text:list>
                  <text:list-item>
                    <text:p>6</text:p>
                  </text:list-item>
                  <text:list-item>
                    <text:p>bilbo_baggins_pre_trained_add_words</text:p>
                  </text:list-item>
                </text:list>
                <draw:g>
                  <svg:desc>Sheet1.A10:Sheet1.B10</svg:desc>
                </draw:g>
              </table:table-cell>
              <table:table-cell office:value-type="float" office:value="0.084327">
                <text:p>0.084327</text:p>
                <draw:g>
                  <svg:desc>Sheet1.E10:Sheet1.E10</svg:desc>
                </draw:g>
              </table:table-cell>
            </table:table-row>
            <table:table-row>
              <table:table-cell office:value-type="string">
                <text:p>7 bilbo_baggins_self_trained</text:p>
                <text:list>
                  <text:list-item>
                    <text:p>7</text:p>
                  </text:list-item>
                  <text:list-item>
                    <text:p>bilbo_baggins_self_trained</text:p>
                  </text:list-item>
                </text:list>
                <draw:g>
                  <svg:desc>Sheet1.A11:Sheet1.B11</svg:desc>
                </draw:g>
              </table:table-cell>
              <table:table-cell office:value-type="float" office:value="0.084174">
                <text:p>0.084174</text:p>
                <draw:g>
                  <svg:desc>Sheet1.E11:Sheet1.E11</svg:desc>
                </draw:g>
              </table:table-cell>
            </table:table-row>
            <table:table-row>
              <table:table-cell office:value-type="string">
                <text:p>8 bilbo_baggins_self_trained_200v</text:p>
                <text:list>
                  <text:list-item>
                    <text:p>8</text:p>
                  </text:list-item>
                  <text:list-item>
                    <text:p>bilbo_baggins_self_trained_200v</text:p>
                  </text:list-item>
                </text:list>
                <draw:g>
                  <svg:desc>Sheet1.A12:Sheet1.B12</svg:desc>
                </draw:g>
              </table:table-cell>
              <table:table-cell office:value-type="float" office:value="0.084313">
                <text:p>0.084313</text:p>
                <draw:g>
                  <svg:desc>Sheet1.E12:Sheet1.E12</svg:desc>
                </draw:g>
              </table:table-cell>
            </table:table-row>
            <table:table-row>
              <table:table-cell office:value-type="string">
                <text:p>9 masked_pre_trained</text:p>
                <text:list>
                  <text:list-item>
                    <text:p>9</text:p>
                  </text:list-item>
                  <text:list-item>
                    <text:p>masked_pre_trained</text:p>
                  </text:list-item>
                </text:list>
                <draw:g>
                  <svg:desc>Sheet1.A13:Sheet1.B13</svg:desc>
                </draw:g>
              </table:table-cell>
              <table:table-cell office:value-type="float" office:value="0.106577">
                <text:p>0.106577</text:p>
                <draw:g>
                  <svg:desc>Sheet1.E13:Sheet1.E13</svg:desc>
                </draw:g>
              </table:table-cell>
            </table:table-row>
            <table:table-row>
              <table:table-cell office:value-type="string">
                <text:p>10 masked_self_trained</text:p>
                <text:list>
                  <text:list-item>
                    <text:p>10</text:p>
                  </text:list-item>
                  <text:list-item>
                    <text:p>masked_self_trained</text:p>
                  </text:list-item>
                </text:list>
                <draw:g>
                  <svg:desc>Sheet1.A14:Sheet1.B14</svg:desc>
                </draw:g>
              </table:table-cell>
              <table:table-cell office:value-type="float" office:value="0.106577">
                <text:p>0.106577</text:p>
                <draw:g>
                  <svg:desc>Sheet1.E14:Sheet1.E14</svg:desc>
                </draw:g>
              </table:table-cell>
            </table:table-row>
            <table:table-row>
              <table:table-cell office:value-type="string">
                <text:p>11 nouns_only_pre_trained</text:p>
                <text:list>
                  <text:list-item>
                    <text:p>11</text:p>
                  </text:list-item>
                  <text:list-item>
                    <text:p>nouns_only_pre_trained</text:p>
                  </text:list-item>
                </text:list>
                <draw:g>
                  <svg:desc>Sheet1.A15:Sheet1.B15</svg:desc>
                </draw:g>
              </table:table-cell>
              <table:table-cell office:value-type="float" office:value="0.089118">
                <text:p>0.089118</text:p>
                <draw:g>
                  <svg:desc>Sheet1.E15:Sheet1.E15</svg:desc>
                </draw:g>
              </table:table-cell>
            </table:table-row>
            <table:table-row>
              <table:table-cell office:value-type="string">
                <text:p>12 nouns_only_pre_trained_add_words</text:p>
                <text:list>
                  <text:list-item>
                    <text:p>12</text:p>
                  </text:list-item>
                  <text:list-item>
                    <text:p>nouns_only_pre_trained_add_words</text:p>
                  </text:list-item>
                </text:list>
                <draw:g>
                  <svg:desc>Sheet1.A16:Sheet1.B16</svg:desc>
                </draw:g>
              </table:table-cell>
              <table:table-cell office:value-type="float" office:value="0.084337">
                <text:p>0.084337</text:p>
                <draw:g>
                  <svg:desc>Sheet1.E16:Sheet1.E16</svg:desc>
                </draw:g>
              </table:table-cell>
            </table:table-row>
            <table:table-row>
              <table:table-cell office:value-type="string">
                <text:p>13 nouns_only_self_trained</text:p>
                <text:list>
                  <text:list-item>
                    <text:p>13</text:p>
                  </text:list-item>
                  <text:list-item>
                    <text:p>nouns_only_self_trained</text:p>
                  </text:list-item>
                </text:list>
                <draw:g>
                  <svg:desc>Sheet1.A17:Sheet1.B17</svg:desc>
                </draw:g>
              </table:table-cell>
              <table:table-cell office:value-type="float" office:value="0.082648">
                <text:p>0.082648</text:p>
                <draw:g>
                  <svg:desc>Sheet1.E17:Sheet1.E17</svg:desc>
                </draw:g>
              </table:table-cell>
            </table:table-row>
            <table:table-row>
              <table:table-cell office:value-type="string">
                <text:p>14 text_generation_pre_trained</text:p>
                <text:list>
                  <text:list-item>
                    <text:p>14</text:p>
                  </text:list-item>
                  <text:list-item>
                    <text:p>text_generation_pre_trained</text:p>
                  </text:list-item>
                </text:list>
                <draw:g>
                  <svg:desc>Sheet1.A18:Sheet1.B18</svg:desc>
                </draw:g>
              </table:table-cell>
              <table:table-cell office:value-type="float" office:value="0.080783">
                <text:p>0.080783</text:p>
                <draw:g>
                  <svg:desc>Sheet1.E18:Sheet1.E18</svg:desc>
                </draw:g>
              </table:table-cell>
            </table:table-row>
            <table:table-row>
              <table:table-cell office:value-type="string">
                <text:p>15 text_generation_self_trained</text:p>
                <text:list>
                  <text:list-item>
                    <text:p>15</text:p>
                  </text:list-item>
                  <text:list-item>
                    <text:p>text_generation_self_trained</text:p>
                  </text:list-item>
                </text:list>
                <draw:g>
                  <svg:desc>Sheet1.A19:Sheet1.B19</svg:desc>
                </draw:g>
              </table:table-cell>
              <table:table-cell office:value-type="float" office:value="0.0837">
                <text:p>0.0837</text:p>
                <draw:g>
                  <svg:desc>Sheet1.E19:Sheet1.E19</svg:desc>
                </draw:g>
              </table:table-cell>
            </table:table-row>
            <table:table-row>
              <table:table-cell office:value-type="string">
                <text:p>16 text_generation_self_trained_without_prefix</text:p>
                <text:list>
                  <text:list-item>
                    <text:p>16</text:p>
                  </text:list-item>
                  <text:list-item>
                    <text:p>text_generation_self_trained_without_prefix</text:p>
                  </text:list-item>
                </text:list>
                <draw:g>
                  <svg:desc>Sheet1.A20:Sheet1.B20</svg:desc>
                </draw:g>
              </table:table-cell>
              <table:table-cell office:value-type="float" office:value="0.087247">
                <text:p>0.087247</text:p>
                <draw:g>
                  <svg:desc>Sheet1.E20:Sheet1.E20</svg:desc>
                </draw:g>
              </table:table-cell>
            </table:table-row>
            <table:table-row>
              <table:table-cell office:value-type="string">
                <text:p>17 combined_all_pre_trained_50_docs</text:p>
                <text:list>
                  <text:list-item>
                    <text:p>17</text:p>
                  </text:list-item>
                  <text:list-item>
                    <text:p>combined_all_pre_trained_50_docs</text:p>
                  </text:list-item>
                </text:list>
                <draw:g>
                  <svg:desc>Sheet1.A21:Sheet1.B21</svg:desc>
                </draw:g>
              </table:table-cell>
              <table:table-cell office:value-type="float" office:value="0.050976">
                <text:p>0.050976</text:p>
                <draw:g>
                  <svg:desc>Sheet1.E21:Sheet1.E21</svg:desc>
                </draw:g>
              </table:table-cell>
            </table:table-row>
            <table:table-row>
              <table:table-cell office:value-type="string">
                <text:p>18 combined_all_self_trained_20_docs</text:p>
                <text:list>
                  <text:list-item>
                    <text:p>18</text:p>
                  </text:list-item>
                  <text:list-item>
                    <text:p>combined_all_self_trained_20_docs</text:p>
                  </text:list-item>
                </text:list>
                <draw:g>
                  <svg:desc>Sheet1.A22:Sheet1.B22</svg:desc>
                </draw:g>
              </table:table-cell>
              <table:table-cell office:value-type="float" office:value="0.0456450849839719">
                <text:p>0.0456450849839719</text:p>
                <draw:g>
                  <svg:desc>Sheet1.E22:Sheet1.E22</svg:desc>
                </draw:g>
              </table:table-cell>
            </table:table-row>
            <table:table-row>
              <table:table-cell office:value-type="string">
                <text:p>19 combined_enmass_bilbo_gpt</text:p>
                <text:list>
                  <text:list-item>
                    <text:p>19</text:p>
                  </text:list-item>
                  <text:list-item>
                    <text:p>combined_enmass_bilbo_gpt</text:p>
                  </text:list-item>
                </text:list>
                <draw:g>
                  <svg:desc>Sheet1.A23:Sheet1.B23</svg:desc>
                </draw:g>
              </table:table-cell>
              <table:table-cell office:value-type="float" office:value="0.0444841884720951">
                <text:p>0.0444841884720951</text:p>
                <draw:g>
                  <svg:desc>Sheet1.E23:Sheet1.E23</svg:desc>
                </draw:g>
              </table:table-cell>
            </table:table-row>
            <table:table-row>
              <table:table-cell office:value-type="string">
                <text:p>20 combined_enmass_bilbo_gpt_selftrained</text:p>
                <text:list>
                  <text:list-item>
                    <text:p>20</text:p>
                  </text:list-item>
                  <text:list-item>
                    <text:p>combined_enmass_bilbo_gpt_selftrained</text:p>
                  </text:list-item>
                </text:list>
                <draw:g>
                  <svg:desc>Sheet1.A24:Sheet1.B24</svg:desc>
                </draw:g>
              </table:table-cell>
              <table:table-cell office:value-type="float" office:value="0.0387975385720866">
                <text:p>0.0387975385720866</text:p>
                <draw:g>
                  <svg:desc>Sheet1.E24:Sheet1.E24</svg:desc>
                </draw:g>
              </table:table-cell>
            </table:table-row>
            <table:table-row>
              <table:table-cell office:value-type="string">
                <text:p>21 combined_masked_bilbo_gpt</text:p>
                <text:list>
                  <text:list-item>
                    <text:p>21</text:p>
                  </text:list-item>
                  <text:list-item>
                    <text:p>combined_masked_bilbo_gpt</text:p>
                  </text:list-item>
                </text:list>
                <draw:g>
                  <svg:desc>Sheet1.A25:Sheet1.B25</svg:desc>
                </draw:g>
              </table:table-cell>
              <table:table-cell office:value-type="float" office:value="0.0398267659248166">
                <text:p>0.0398267659248166</text:p>
                <draw:g>
                  <svg:desc>Sheet1.E25:Sheet1.E25</svg:desc>
                </draw:g>
              </table:table-cell>
            </table:table-row>
            <table:table-row>
              <table:table-cell office:value-type="string">
                <text:p>22 combined_masked_bilbo_gpt_selftrained</text:p>
                <text:list>
                  <text:list-item>
                    <text:p>22</text:p>
                  </text:list-item>
                  <text:list-item>
                    <text:p>combined_masked_bilbo_gpt_selftrained</text:p>
                  </text:list-item>
                </text:list>
                <draw:g>
                  <svg:desc>Sheet1.A26:Sheet1.B26</svg:desc>
                </draw:g>
              </table:table-cell>
              <table:table-cell office:value-type="float" office:value="0.0402676957887643">
                <text:p>0.0402676957887643</text:p>
                <draw:g>
                  <svg:desc>Sheet1.E26:Sheet1.E26</svg:desc>
                </draw:g>
              </table:table-cell>
            </table:table-row>
            <table:table-row>
              <table:table-cell office:value-type="string">
                <text:p>23 combined_all_100_docs</text:p>
                <text:list>
                  <text:list-item>
                    <text:p>23</text:p>
                  </text:list-item>
                  <text:list-item>
                    <text:p>combined_all_100_docs</text:p>
                  </text:list-item>
                </text:list>
                <draw:g>
                  <svg:desc>Sheet1.A27:Sheet1.B27</svg:desc>
                </draw:g>
              </table:table-cell>
              <table:table-cell office:value-type="float" office:value="0.0322997211003755">
                <text:p>0.0322997211003755</text:p>
                <draw:g>
                  <svg:desc>Sheet1.E27:Sheet1.E27</svg:desc>
                </draw:g>
              </table:table-cell>
            </table:table-row>
            <table:table-row>
              <table:table-cell office:value-type="string">
                <text:p>24 combined_enmass_onlynouns_gpt</text:p>
                <text:list>
                  <text:list-item>
                    <text:p>24</text:p>
                  </text:list-item>
                  <text:list-item>
                    <text:p>combined_enmass_onlynouns_gpt</text:p>
                  </text:list-item>
                </text:list>
                <draw:g>
                  <svg:desc>Sheet1.A28:Sheet1.B28</svg:desc>
                </draw:g>
              </table:table-cell>
              <table:table-cell office:value-type="float" office:value="0.0466595355692236">
                <text:p>0.0466595355692236</text:p>
                <draw:g>
                  <svg:desc>Sheet1.E28:Sheet1.E28</svg:desc>
                </draw:g>
              </table:table-cell>
            </table:table-row>
            <table:table-row>
              <table:table-cell office:value-type="string">
                <text:p>25 combined_enmass_bilbo_masked</text:p>
                <text:list>
                  <text:list-item>
                    <text:p>25</text:p>
                  </text:list-item>
                  <text:list-item>
                    <text:p>combined_enmass_bilbo_masked</text:p>
                  </text:list-item>
                </text:list>
                <draw:g>
                  <svg:desc>Sheet1.A29:Sheet1.B29</svg:desc>
                </draw:g>
              </table:table-cell>
              <table:table-cell office:value-type="float" office:value="0.0459872447811659">
                <text:p>0.0459872447811659</text:p>
                <draw:g>
                  <svg:desc>Sheet1.E29:Sheet1.E29</svg:desc>
                </draw:g>
              </table:table-cell>
            </table:table-row>
            <table:table-row>
              <table:table-cell office:value-type="string">
                <text:p>26 combined_enmass_bilbo</text:p>
                <text:list>
                  <text:list-item>
                    <text:p>26</text:p>
                  </text:list-item>
                  <text:list-item>
                    <text:p>combined_enmass_bilbo</text:p>
                  </text:list-item>
                </text:list>
                <draw:g>
                  <svg:desc>Sheet1.A30:Sheet1.B30</svg:desc>
                </draw:g>
              </table:table-cell>
              <table:table-cell office:value-type="float" office:value="0.053134">
                <text:p>0.053134</text:p>
                <draw:g>
                  <svg:desc>Sheet1.E30:Sheet1.E30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